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Currency" style:data-style-name="N34">
      <style:table-cell-properties style:vertical-align="middle" style:repeat-content="false"/>
      <style:paragraph-properties fo:text-align="center"/>
    </style:style>
    <style:style style:name="ce4" style:family="table-cell" style:parent-style-name="Currency" style:data-style-name="N34"/>
    <style:style style:name="co1" style:family="table-column">
      <style:table-column-properties fo:break-before="auto" style:column-width="3.21733333333333cm"/>
    </style:style>
    <style:style style:name="co2" style:family="table-column">
      <style:table-column-properties fo:break-before="auto" style:column-width="9.22866666666667cm" style:use-optimal-column-width="true"/>
    </style:style>
    <style:style style:name="co3" style:family="table-column">
      <style:table-column-properties fo:break-before="auto" style:column-width="5.969cm" style:use-optimal-column-width="true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CC_data_011124_v2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nvoice Value</text:p>
          </table:table-cell>
          <table:table-cell office:value-type="string" table:style-name="ce2">
            <text:p>Supplier_Name</text:p>
          </table:table-cell>
          <table:table-cell office:value-type="string" table:style-name="ce2">
            <text:p>Category</text:p>
          </table:table-cell>
          <table:table-cell table:number-columns-repeated="16381"/>
        </table:table-row>
        <table:table-row table:style-name="ro1">
          <table:table-cell office:value-type="currency" office:value="330" table:style-name="ce4">
            <text:p><text:s/>£330.00<text:s/></text:p>
          </table:table-cell>
          <table:table-cell office:value-type="string" table:style-name="ce1">
            <text:p>1ST CONTAINERS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1" table:style-name="ce4">
            <text:p><text:s/>£151.00<text:s/></text:p>
          </table:table-cell>
          <table:table-cell office:value-type="string" table:style-name="ce1">
            <text:p>A J ENGINEERING SERVIC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00" table:style-name="ce4">
            <text:p><text:s/>£1,100.00<text:s/></text:p>
          </table:table-cell>
          <table:table-cell office:value-type="string" table:style-name="ce1">
            <text:p>A TO Z SAFES WAREHOUS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20" table:style-name="ce4">
            <text:p><text:s/>£2,520.00<text:s/></text:p>
          </table:table-cell>
          <table:table-cell office:value-type="string" table:style-name="ce1">
            <text:p>A.I.M COUNSELL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0.54" table:style-name="ce4">
            <text:p><text:s/>£250.54<text:s/></text:p>
          </table:table-cell>
          <table:table-cell office:value-type="string" table:style-name="ce1">
            <text:p>AA MOTORS (NORTH EAST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8.89999999999998" table:style-name="ce4">
            <text:p><text:s/>£258.90<text:s/></text:p>
          </table:table-cell>
          <table:table-cell office:value-type="string" table:style-name="ce1">
            <text:p>ABBOTT TOXICOLOGY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8175.75" table:style-name="ce4">
            <text:p><text:s/>£188,175.75<text:s/></text:p>
          </table:table-cell>
          <table:table-cell office:value-type="string" table:style-name="ce1">
            <text:p>ABINGD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0" table:style-name="ce4">
            <text:p><text:s/>£400.00<text:s/></text:p>
          </table:table-cell>
          <table:table-cell office:value-type="string" table:style-name="ce1">
            <text:p>ACCESS COUNSELLING OXFOR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03792.24" table:style-name="ce4">
            <text:p><text:s/>£303,792.24<text:s/></text:p>
          </table:table-cell>
          <table:table-cell office:value-type="string" table:style-name="ce1">
            <text:p>ADECCO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443.3799999999992" table:style-name="ce4">
            <text:p><text:s/>£8,443.38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463.64" table:style-name="ce4">
            <text:p><text:s/>£23,463.64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18.88" table:style-name="ce4">
            <text:p><text:s/>£718.88<text:s/></text:p>
          </table:table-cell>
          <table:table-cell office:value-type="string" table:style-name="ce1">
            <text:p>ADVANCE MOTORS LTD T/A ADVANCE VAUXHAL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6.67" table:style-name="ce4">
            <text:p><text:s/>£306.67<text:s/></text:p>
          </table:table-cell>
          <table:table-cell office:value-type="string" table:style-name="ce1">
            <text:p>ADVANCED COMMUNICATION SOLU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11.04" table:style-name="ce4">
            <text:p><text:s/>£1,711.04<text:s/></text:p>
          </table:table-cell>
          <table:table-cell office:value-type="string" table:style-name="ce1">
            <text:p>ADVANCED VEHICLE GLAZ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44.84" table:style-name="ce4">
            <text:p><text:s/>£1,344.84<text:s/></text:p>
          </table:table-cell>
          <table:table-cell office:value-type="string" table:style-name="ce1">
            <text:p>AGIITO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975" table:style-name="ce4">
            <text:p><text:s/>£6,975.00<text:s/></text:p>
          </table:table-cell>
          <table:table-cell office:value-type="string" table:style-name="ce1">
            <text:p>AID TRAINING &amp; OPERA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83" table:style-name="ce4">
            <text:p><text:s/>£583.00<text:s/></text:p>
          </table:table-cell>
          <table:table-cell office:value-type="string" table:style-name="ce1">
            <text:p>ALAN HADLEY T/A CLEMBI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32.7" table:style-name="ce4">
            <text:p><text:s/>£1,432.70<text:s/></text:p>
          </table:table-cell>
          <table:table-cell office:value-type="string" table:style-name="ce1">
            <text:p>ALLIANCE AUTOMOTIVE GROUP T/A MOTORSERV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5985.23" table:style-name="ce4">
            <text:p><text:s/>£245,985.23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6.66000000000003" table:style-name="ce4">
            <text:p><text:s/>£266.66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334" table:style-name="ce4">
            <text:p><text:s/>£2,334.00<text:s/></text:p>
          </table:table-cell>
          <table:table-cell office:value-type="string" table:style-name="ce1">
            <text:p>AMPLITUDE EVENT SOLUTIONS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43.2" table:style-name="ce4">
            <text:p><text:s/>£1,043.20<text:s/></text:p>
          </table:table-cell>
          <table:table-cell office:value-type="string" table:style-name="ce1">
            <text:p>AMPLIVOX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2.13" table:style-name="ce4">
            <text:p><text:s/>£62.13<text:s/></text:p>
          </table:table-cell>
          <table:table-cell office:value-type="string" table:style-name="ce1">
            <text:p>ANCALA WATER SYSTEMS (DEFENCE)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503.32" table:style-name="ce4">
            <text:p><text:s/>£5,503.32<text:s/></text:p>
          </table:table-cell>
          <table:table-cell office:value-type="string" table:style-name="ce1">
            <text:p>ANGLIAN WATER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2.02999999999997" table:style-name="ce4">
            <text:p><text:s/>£312.03<text:s/></text:p>
          </table:table-cell>
          <table:table-cell office:value-type="string" table:style-name="ce1">
            <text:p>APASE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3.13" table:style-name="ce4">
            <text:p><text:s/>£103.13<text:s/></text:p>
          </table:table-cell>
          <table:table-cell office:value-type="string" table:style-name="ce1">
            <text:p>AQUAID (READING)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53.7" table:style-name="ce4">
            <text:p><text:s/>£1,653.70<text:s/></text:p>
          </table:table-cell>
          <table:table-cell office:value-type="string" table:style-name="ce1">
            <text:p>AQUAJET CLEANING EQUIP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9" table:style-name="ce4">
            <text:p><text:s/>£189.00<text:s/></text:p>
          </table:table-cell>
          <table:table-cell office:value-type="string" table:style-name="ce1">
            <text:p>ARDLEY W FEWCOTT VILLAGE HALL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5" table:style-name="ce4">
            <text:p><text:s/>£255.00<text:s/></text:p>
          </table:table-cell>
          <table:table-cell office:value-type="string" table:style-name="ce1">
            <text:p>ARIAT EUROP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650.4" table:style-name="ce4">
            <text:p><text:s/>£2,650.40<text:s/></text:p>
          </table:table-cell>
          <table:table-cell office:value-type="string" table:style-name="ce1">
            <text:p>ASPEN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62" table:style-name="ce4">
            <text:p><text:s/>£262.00<text:s/></text:p>
          </table:table-cell>
          <table:table-cell office:value-type="string" table:style-name="ce1">
            <text:p>ASSA ABLOY GLOBAL SOLUTIONS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788.31" table:style-name="ce4">
            <text:p><text:s/>£3,788.31<text:s/></text:p>
          </table:table-cell>
          <table:table-cell office:value-type="string" table:style-name="ce1">
            <text:p>ASSA ABLOY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8123" table:style-name="ce4">
            <text:p><text:s/>£438,123.00<text:s/></text:p>
          </table:table-cell>
          <table:table-cell office:value-type="string" table:style-name="ce1">
            <text:p>ATKINSREALIS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08.98" table:style-name="ce4">
            <text:p><text:s/>£308.98<text:s/></text:p>
          </table:table-cell>
          <table:table-cell office:value-type="string" table:style-name="ce1">
            <text:p>ATS EUROMASTE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0.44999999999999" table:style-name="ce4">
            <text:p><text:s/>£140.45<text:s/></text:p>
          </table:table-cell>
          <table:table-cell office:value-type="string" table:style-name="ce1">
            <text:p>AUNTY REENAS HOME COOKING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235.1200000000008" table:style-name="ce4">
            <text:p><text:s/>£9,235.12<text:s/></text:p>
          </table:table-cell>
          <table:table-cell office:value-type="string" table:style-name="ce1">
            <text:p>AUTOTECH ARC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2.66" table:style-name="ce4">
            <text:p><text:s/>£242.66<text:s/></text:p>
          </table:table-cell>
          <table:table-cell office:value-type="string" table:style-name="ce1">
            <text:p>AVC - OAKLEY VETERINARY CLINIC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766.79" table:style-name="ce4">
            <text:p><text:s/>£4,766.79<text:s/></text:p>
          </table:table-cell>
          <table:table-cell office:value-type="string" table:style-name="ce1">
            <text:p>AVC WIS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4133" table:style-name="ce4">
            <text:p><text:s/>£24,133.00<text:s/></text:p>
          </table:table-cell>
          <table:table-cell office:value-type="string" table:style-name="ce1">
            <text:p>AVI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605.04" table:style-name="ce4">
            <text:p><text:s/>£1,605.04<text:s/></text:p>
          </table:table-cell>
          <table:table-cell office:value-type="string" table:style-name="ce1">
            <text:p>B &amp; H MOTOR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48.4" table:style-name="ce4">
            <text:p><text:s/>£2,848.4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4" table:style-name="ce4">
            <text:p><text:s/>£54.00<text:s/></text:p>
          </table:table-cell>
          <table:table-cell office:value-type="string" table:style-name="ce1">
            <text:p>BANBURY &amp; DISTRICT CHAMBER OF COMMER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3787.44" table:style-name="ce4">
            <text:p><text:s/>£83,787.44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9.38" table:style-name="ce4">
            <text:p><text:s/>£989.38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756.799999999999" table:style-name="ce4">
            <text:p><text:s/>£28,756.80<text:s/></text:p>
          </table:table-cell>
          <table:table-cell office:value-type="string" table:style-name="ce1">
            <text:p>BATES OFFICE - GRESHAM OFFICE FURNITUR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0" table:style-name="ce4">
            <text:p><text:s/>£180.00<text:s/></text:p>
          </table:table-cell>
          <table:table-cell office:value-type="string" table:style-name="ce1">
            <text:p>BECK PLACE MOTOR SERVIC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5.66" table:style-name="ce4">
            <text:p><text:s/>£385.66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66.73" table:style-name="ce4">
            <text:p><text:s/>£6,766.73<text:s/></text:p>
          </table:table-cell>
          <table:table-cell office:value-type="string" table:style-name="ce1">
            <text:p>BELLS MOTO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79.83" table:style-name="ce4">
            <text:p><text:s/>£2,379.83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434.05" table:style-name="ce4">
            <text:p><text:s/>£3,434.05<text:s/></text:p>
          </table:table-cell>
          <table:table-cell office:value-type="string" table:style-name="ce1">
            <text:p>BERKSHIRE YOUTH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53" table:style-name="ce4">
            <text:p><text:s/>£153.00<text:s/></text:p>
          </table:table-cell>
          <table:table-cell office:value-type="string" table:style-name="ce1">
            <text:p>BESTCHEM PRODUC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02" table:style-name="ce4">
            <text:p><text:s/>£902.00<text:s/></text:p>
          </table:table-cell>
          <table:table-cell office:value-type="string" table:style-name="ce1">
            <text:p>BESTPLAT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2.36000000000001" table:style-name="ce4">
            <text:p><text:s/>£132.36<text:s/></text:p>
          </table:table-cell>
          <table:table-cell office:value-type="string" table:style-name="ce1">
            <text:p>BIKE TYRESTO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125" table:style-name="ce4">
            <text:p><text:s/>£9,125.00<text:s/></text:p>
          </table:table-cell>
          <table:table-cell office:value-type="string" table:style-name="ce1">
            <text:p>BLUE LIGHTS DIGITAL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60" table:style-name="ce4">
            <text:p><text:s/>£160.00<text:s/></text:p>
          </table:table-cell>
          <table:table-cell office:value-type="string" table:style-name="ce1">
            <text:p>BLUE OCEANS COUNSELL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298.61" table:style-name="ce4">
            <text:p><text:s/>£5,298.61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451.99" table:style-name="ce4">
            <text:p><text:s/>£6,451.99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832" table:style-name="ce4">
            <text:p><text:s/>£8,832.00<text:s/></text:p>
          </table:table-cell>
          <table:table-cell office:value-type="string" table:style-name="ce1">
            <text:p>BOING RAPID SECUR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246.8000000000002" table:style-name="ce4">
            <text:p><text:s/>£2,246.80<text:s/></text:p>
          </table:table-cell>
          <table:table-cell office:value-type="string" table:style-name="ce1">
            <text:p>BOND SOLON TRAIN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949.13" table:style-name="ce4">
            <text:p><text:s/>£4,949.13<text:s/></text:p>
          </table:table-cell>
          <table:table-cell office:value-type="string" table:style-name="ce1">
            <text:p>BOOKER CASH AND CARR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2.5" table:style-name="ce4">
            <text:p><text:s/>£82.50<text:s/></text:p>
          </table:table-cell>
          <table:table-cell office:value-type="string" table:style-name="ce1">
            <text:p>BOWMON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167.06" table:style-name="ce4">
            <text:p><text:s/>£6,167.06<text:s/></text:p>
          </table:table-cell>
          <table:table-cell office:value-type="string" table:style-name="ce1">
            <text:p>BOXXE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8478.81" table:style-name="ce4">
            <text:p><text:s/>£68,478.81<text:s/></text:p>
          </table:table-cell>
          <table:table-cell office:value-type="string" table:style-name="ce1">
            <text:p>B-PLAN INFORMATION SYSTEM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311.37" table:style-name="ce4">
            <text:p><text:s/>£5,311.37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6521.03" table:style-name="ce4">
            <text:p><text:s/>£56,521.03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8.65" table:style-name="ce4">
            <text:p><text:s/>£178.65<text:s/></text:p>
          </table:table-cell>
          <table:table-cell office:value-type="string" table:style-name="ce1">
            <text:p>BRAYLEY HYUNDAI ST ALBA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318.76" table:style-name="ce4">
            <text:p><text:s/>£23,318.76<text:s/></text:p>
          </table:table-cell>
          <table:table-cell office:value-type="string" table:style-name="ce1">
            <text:p>BrightGen Limited T/A CREDERA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449.33" table:style-name="ce4">
            <text:p><text:s/>£2,449.33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730" table:style-name="ce4">
            <text:p><text:s/>£15,730.00<text:s/></text:p>
          </table:table-cell>
          <table:table-cell office:value-type="string" table:style-name="ce1">
            <text:p>BRITANNIA F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0.8" table:style-name="ce4">
            <text:p><text:s/>£100.80<text:s/></text:p>
          </table:table-cell>
          <table:table-cell office:value-type="string" table:style-name="ce1">
            <text:p>BRITISH GAS TRAD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87.14" table:style-name="ce4">
            <text:p><text:s/>£587.14<text:s/></text:p>
          </table:table-cell>
          <table:table-cell office:value-type="string" table:style-name="ce1">
            <text:p>BRITISH TELECOM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6.67" table:style-name="ce4">
            <text:p><text:s/>£116.67<text:s/></text:p>
          </table:table-cell>
          <table:table-cell office:value-type="string" table:style-name="ce1">
            <text:p>BROADRIBB CYCLES BICESTE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145.3500000000004" table:style-name="ce4">
            <text:p><text:s/>£5,145.35<text:s/></text:p>
          </table:table-cell>
          <table:table-cell office:value-type="string" table:style-name="ce1">
            <text:p>BROADWAY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0811.78" table:style-name="ce4">
            <text:p><text:s/>£100,811.78<text:s/></text:p>
          </table:table-cell>
          <table:table-cell office:value-type="string" table:style-name="ce1">
            <text:p>BROOKWOOD RECRUITMEN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13" table:style-name="ce4">
            <text:p><text:s/>£313.00<text:s/></text:p>
          </table:table-cell>
          <table:table-cell office:value-type="string" table:style-name="ce1">
            <text:p>BROWNELLS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525.120000000003" table:style-name="ce4">
            <text:p><text:s/>£48,525.12<text:s/></text:p>
          </table:table-cell>
          <table:table-cell office:value-type="string" table:style-name="ce1">
            <text:p>BUCKINGHAMSHIRE NEW UNIVERSITY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5305" table:style-name="ce4">
            <text:p><text:s/>£45,305.00<text:s/></text:p>
          </table:table-cell>
          <table:table-cell office:value-type="string" table:style-name="ce1">
            <text:p>BUDDI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850" table:style-name="ce4">
            <text:p><text:s/>£5,850.00<text:s/></text:p>
          </table:table-cell>
          <table:table-cell office:value-type="string" table:style-name="ce1">
            <text:p>BUSINESS HEALTH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36.5" table:style-name="ce4">
            <text:p><text:s/>£1,636.50<text:s/></text:p>
          </table:table-cell>
          <table:table-cell office:value-type="string" table:style-name="ce1">
            <text:p>BUSINESS IMAG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020" table:style-name="ce4">
            <text:p><text:s/>£11,02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381.5" table:style-name="ce4">
            <text:p><text:s/>£4,381.50<text:s/></text:p>
          </table:table-cell>
          <table:table-cell office:value-type="string" table:style-name="ce1">
            <text:p>C W HEADDRES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172.3500000000004" table:style-name="ce4">
            <text:p><text:s/>£4,172.35<text:s/></text:p>
          </table:table-cell>
          <table:table-cell office:value-type="string" table:style-name="ce1">
            <text:p>CALIBRE CABLING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571.48" table:style-name="ce4">
            <text:p><text:s/>£5,571.48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59.3" table:style-name="ce4">
            <text:p><text:s/>£1,159.30<text:s/></text:p>
          </table:table-cell>
          <table:table-cell office:value-type="string" table:style-name="ce1">
            <text:p>CAMBRIAN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90" table:style-name="ce4">
            <text:p><text:s/>£1,190.00<text:s/></text:p>
          </table:table-cell>
          <table:table-cell office:value-type="string" table:style-name="ce1">
            <text:p>CANFORD AUDIO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873.67" table:style-name="ce4">
            <text:p><text:s/>£2,873.67<text:s/></text:p>
          </table:table-cell>
          <table:table-cell office:value-type="string" table:style-name="ce1">
            <text:p>CANON BUSINESS SERVICE (UK)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00" table:style-name="ce4">
            <text:p><text:s/>£900.00<text:s/></text:p>
          </table:table-cell>
          <table:table-cell office:value-type="string" table:style-name="ce1">
            <text:p>CARLINE CREATIV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81.1" table:style-name="ce4">
            <text:p><text:s/>£481.10<text:s/></text:p>
          </table:table-cell>
          <table:table-cell office:value-type="string" table:style-name="ce1">
            <text:p>CASTLE VETS PET HEALTHCARE CENTR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895.919999999998" table:style-name="ce4">
            <text:p><text:s/>£18,895.92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955.45" table:style-name="ce4">
            <text:p><text:s/>£5,955.45<text:s/></text:p>
          </table:table-cell>
          <table:table-cell office:value-type="string" table:style-name="ce1">
            <text:p>CASTROL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839.1" table:style-name="ce4">
            <text:p><text:s/>£7,839.10<text:s/></text:p>
          </table:table-cell>
          <table:table-cell office:value-type="string" table:style-name="ce1">
            <text:p>CBG CONSULTA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8667.51" table:style-name="ce4">
            <text:p><text:s/>£158,667.51<text:s/></text:p>
          </table:table-cell>
          <table:table-cell office:value-type="string" table:style-name="ce1">
            <text:p>CCL- FORENSIC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780" table:style-name="ce4">
            <text:p><text:s/>£4,780.00<text:s/></text:p>
          </table:table-cell>
          <table:table-cell office:value-type="string" table:style-name="ce1">
            <text:p>CCS MEDIA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043.169999999998" table:style-name="ce4">
            <text:p><text:s/>£17,043.17<text:s/></text:p>
          </table:table-cell>
          <table:table-cell office:value-type="string" table:style-name="ce1">
            <text:p>CDS SYSTEMS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89246.67" table:style-name="ce4">
            <text:p><text:s/>£989,246.67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86.41" table:style-name="ce4">
            <text:p><text:s/>£186.41<text:s/></text:p>
          </table:table-cell>
          <table:table-cell office:value-type="string" table:style-name="ce1">
            <text:p>CEIA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6.98" table:style-name="ce4">
            <text:p><text:s/>£96.98<text:s/></text:p>
          </table:table-cell>
          <table:table-cell office:value-type="string" table:style-name="ce1">
            <text:p>CELL PACK SOLU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276.8" table:style-name="ce4">
            <text:p><text:s/>£3,276.80<text:s/></text:p>
          </table:table-cell>
          <table:table-cell office:value-type="string" table:style-name="ce1">
            <text:p>CENTURY FIRE AND SECURIT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030.99" table:style-name="ce4">
            <text:p><text:s/>£13,030.99<text:s/></text:p>
          </table:table-cell>
          <table:table-cell office:value-type="string" table:style-name="ce1">
            <text:p>CERTAS ENERGY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656.3" table:style-name="ce4">
            <text:p><text:s/>£13,656.30<text:s/></text:p>
          </table:table-cell>
          <table:table-cell office:value-type="string" table:style-name="ce1">
            <text:p>CGI IT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873.14" table:style-name="ce4">
            <text:p><text:s/>£8,873.14<text:s/></text:p>
          </table:table-cell>
          <table:table-cell office:value-type="string" table:style-name="ce1">
            <text:p>CHAOS ERGONOMIC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330.7999999999993" table:style-name="ce4">
            <text:p><text:s/>£8,330.8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16.1" table:style-name="ce4">
            <text:p><text:s/>£516.10<text:s/></text:p>
          </table:table-cell>
          <table:table-cell office:value-type="string" table:style-name="ce1">
            <text:p>CHESTNUT HORSE FEED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5.46" table:style-name="ce4">
            <text:p><text:s/>£245.46<text:s/></text:p>
          </table:table-cell>
          <table:table-cell office:value-type="string" table:style-name="ce1">
            <text:p>CHICKEN CYCLEKIT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61.68" table:style-name="ce4">
            <text:p><text:s/>£461.68<text:s/></text:p>
          </table:table-cell>
          <table:table-cell office:value-type="string" table:style-name="ce1">
            <text:p>CHILTERN EQUINE CLINIC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6.99" table:style-name="ce4">
            <text:p><text:s/>£126.99<text:s/></text:p>
          </table:table-cell>
          <table:table-cell office:value-type="string" table:style-name="ce1">
            <text:p>CHILTERN GLOB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22.08" table:style-name="ce4">
            <text:p><text:s/>£2,222.08<text:s/></text:p>
          </table:table-cell>
          <table:table-cell office:value-type="string" table:style-name="ce1">
            <text:p>CHILTERN LIFT CO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36.57000000000005" table:style-name="ce4">
            <text:p><text:s/>£636.57<text:s/></text:p>
          </table:table-cell>
          <table:table-cell office:value-type="string" table:style-name="ce1">
            <text:p>CITY ELECTRICAL FACTO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5.12" table:style-name="ce4">
            <text:p><text:s/>£295.12<text:s/></text:p>
          </table:table-cell>
          <table:table-cell office:value-type="string" table:style-name="ce1">
            <text:p>CITY SPRINT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212.5" table:style-name="ce4">
            <text:p><text:s/>£38,212.50<text:s/></text:p>
          </table:table-cell>
          <table:table-cell office:value-type="string" table:style-name="ce1">
            <text:p>CIVICA UK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620" table:style-name="ce4">
            <text:p><text:s/>£7,620.00<text:s/></text:p>
          </table:table-cell>
          <table:table-cell office:value-type="string" table:style-name="ce1">
            <text:p>CIVIL DEFENCE SUPPLY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727" table:style-name="ce4">
            <text:p><text:s/>£1,727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25.5" table:style-name="ce4">
            <text:p><text:s/>£425.50<text:s/></text:p>
          </table:table-cell>
          <table:table-cell office:value-type="string" table:style-name="ce1">
            <text:p>CL DISTRIBUTIO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8" table:style-name="ce4">
            <text:p><text:s/>£618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6.21" table:style-name="ce4">
            <text:p><text:s/>£126.21<text:s/></text:p>
          </table:table-cell>
          <table:table-cell office:value-type="string" table:style-name="ce1">
            <text:p>CLOSE MOTOR COMPANY T/A CLOSE MITSUBISHI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2.9" table:style-name="ce4">
            <text:p><text:s/>£412.90<text:s/></text:p>
          </table:table-cell>
          <table:table-cell office:value-type="string" table:style-name="ce1">
            <text:p>COLOUR GRAPHIC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271.34" table:style-name="ce4">
            <text:p><text:s/>£2,271.34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9737.89" table:style-name="ce4">
            <text:p><text:s/>£89,737.89<text:s/></text:p>
          </table:table-cell>
          <table:table-cell office:value-type="string" table:style-name="ce1">
            <text:p>COMPASS CONTRACT SERVICES U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7.84" table:style-name="ce4">
            <text:p><text:s/>£137.84<text:s/></text:p>
          </table:table-cell>
          <table:table-cell office:value-type="string" table:style-name="ce1">
            <text:p>COMPLETE FOOD SAFET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7798.2" table:style-name="ce4">
            <text:p><text:s/>£27,798.2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9954.78" table:style-name="ce4">
            <text:p><text:s/>£159,954.78<text:s/></text:p>
          </table:table-cell>
          <table:table-cell office:value-type="string" table:style-name="ce1">
            <text:p>COONEEN PROTECTION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26.17" table:style-name="ce4">
            <text:p><text:s/>£826.17<text:s/></text:p>
          </table:table-cell>
          <table:table-cell office:value-type="string" table:style-name="ce1">
            <text:p>CORONA ENERGY RETAIL 4 A/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64.3" table:style-name="ce4">
            <text:p><text:s/>£1,664.30<text:s/></text:p>
          </table:table-cell>
          <table:table-cell office:value-type="string" table:style-name="ce1">
            <text:p>CORPORATE DOCUMENT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317.7999999999993" table:style-name="ce4">
            <text:p><text:s/>£8,317.80<text:s/></text:p>
          </table:table-cell>
          <table:table-cell office:value-type="string" table:style-name="ce1">
            <text:p>CORSTORPHINE &amp; WRIGHT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94.64" table:style-name="ce4">
            <text:p><text:s/>£694.64<text:s/></text:p>
          </table:table-cell>
          <table:table-cell office:value-type="string" table:style-name="ce1">
            <text:p>COTSWOLD OUTDOO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989.35" table:style-name="ce4">
            <text:p><text:s/>£11,989.35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80" table:style-name="ce4">
            <text:p><text:s/>£1,080.00<text:s/></text:p>
          </table:table-cell>
          <table:table-cell office:value-type="string" table:style-name="ce1">
            <text:p>COUNSELLING POD IN BERKSHIR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00" table:style-name="ce4">
            <text:p><text:s/>£1,000.00<text:s/></text:p>
          </table:table-cell>
          <table:table-cell office:value-type="string" table:style-name="ce1">
            <text:p>COWORTH PARK HOTE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6.56" table:style-name="ce4">
            <text:p><text:s/>£156.56<text:s/></text:p>
          </table:table-cell>
          <table:table-cell office:value-type="string" table:style-name="ce1">
            <text:p>CRAMART LTD T/A BENTLEY FOODSERVIC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859.18" table:style-name="ce4">
            <text:p><text:s/>£7,859.18<text:s/></text:p>
          </table:table-cell>
          <table:table-cell office:value-type="string" table:style-name="ce1">
            <text:p>CRAWFORD &amp; CO ADJUSTERS (UK)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96.96" table:style-name="ce4">
            <text:p><text:s/>£396.96<text:s/></text:p>
          </table:table-cell>
          <table:table-cell office:value-type="string" table:style-name="ce1">
            <text:p>CROMWELL GROUP (HOLDING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023.23" table:style-name="ce4">
            <text:p><text:s/>£30,023.23<text:s/></text:p>
          </table:table-cell>
          <table:table-cell office:value-type="string" table:style-name="ce1">
            <text:p>CROWN HOSTING DATA CENTR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976" table:style-name="ce4">
            <text:p><text:s/>£20,976.00<text:s/></text:p>
          </table:table-cell>
          <table:table-cell office:value-type="string" table:style-name="ce1">
            <text:p>CURRIE &amp; BROWN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51.75" table:style-name="ce4">
            <text:p><text:s/>£751.75<text:s/></text:p>
          </table:table-cell>
          <table:table-cell office:value-type="string" table:style-name="ce1">
            <text:p>CURRY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1.65" table:style-name="ce4">
            <text:p><text:s/>£51.65<text:s/></text:p>
          </table:table-cell>
          <table:table-cell office:value-type="string" table:style-name="ce1">
            <text:p>DADS SHO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3456.2" table:style-name="ce4">
            <text:p><text:s/>£43,456.20<text:s/></text:p>
          </table:table-cell>
          <table:table-cell office:value-type="string" table:style-name="ce1">
            <text:p>DATA CAREERS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320" table:style-name="ce4">
            <text:p><text:s/>£3,320.00<text:s/></text:p>
          </table:table-cell>
          <table:table-cell office:value-type="string" table:style-name="ce1">
            <text:p>DATA PRO IT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90" table:style-name="ce4">
            <text:p><text:s/>£1,190.00<text:s/></text:p>
          </table:table-cell>
          <table:table-cell office:value-type="string" table:style-name="ce1">
            <text:p>DAVID HORN COMMUNICA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358.77" table:style-name="ce4">
            <text:p><text:s/>£17,358.77<text:s/></text:p>
          </table:table-cell>
          <table:table-cell office:value-type="string" table:style-name="ce1">
            <text:p>DAVIES GROUP - CAMB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985.24" table:style-name="ce4">
            <text:p><text:s/>£22,985.24<text:s/></text:p>
          </table:table-cell>
          <table:table-cell office:value-type="string" table:style-name="ce1">
            <text:p>DAVIES GROUP - HERT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74.39" table:style-name="ce4">
            <text:p><text:s/>£3,674.39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5743.43" table:style-name="ce4">
            <text:p><text:s/>£15,743.43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.52" table:style-name="ce4">
            <text:p><text:s/>£98.52<text:s/></text:p>
          </table:table-cell>
          <table:table-cell office:value-type="string" table:style-name="ce1">
            <text:p>DEMUX VIDEO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475.92" table:style-name="ce4">
            <text:p><text:s/>£7,475.92<text:s/></text:p>
          </table:table-cell>
          <table:table-cell office:value-type="string" table:style-name="ce1">
            <text:p>DERBY UNITEX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550.6" table:style-name="ce4">
            <text:p><text:s/>£9,550.60<text:s/></text:p>
          </table:table-cell>
          <table:table-cell office:value-type="string" table:style-name="ce1">
            <text:p>DESIGN IT SOLUTIONS T/A PANOPTECH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320.91" table:style-name="ce4">
            <text:p><text:s/>£4,320.91<text:s/></text:p>
          </table:table-cell>
          <table:table-cell office:value-type="string" table:style-name="ce1">
            <text:p>DICK LOVETT HUNGERFORD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6625.43" table:style-name="ce4">
            <text:p><text:s/>£46,625.43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.5" table:style-name="ce4">
            <text:p><text:s/>£52.50<text:s/></text:p>
          </table:table-cell>
          <table:table-cell office:value-type="string" table:style-name="ce1">
            <text:p>DMR FRAM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986.25" table:style-name="ce4">
            <text:p><text:s/>£7,986.25<text:s/></text:p>
          </table:table-cell>
          <table:table-cell office:value-type="string" table:style-name="ce1">
            <text:p>DMS PROTECTIVE EQUIPMENT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2.5" table:style-name="ce4">
            <text:p><text:s/>£162.50<text:s/></text:p>
          </table:table-cell>
          <table:table-cell office:value-type="string" table:style-name="ce1">
            <text:p>DOBIES CUMBRIA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303.47" table:style-name="ce4">
            <text:p><text:s/>£29,303.47<text:s/></text:p>
          </table:table-cell>
          <table:table-cell office:value-type="string" table:style-name="ce1">
            <text:p>DONBRACK SERVIC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3157.5" table:style-name="ce4">
            <text:p><text:s/>£23,157.50<text:s/></text:p>
          </table:table-cell>
          <table:table-cell office:value-type="string" table:style-name="ce1">
            <text:p>DONNINGTON VALLEY HOTEL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387.59" table:style-name="ce4">
            <text:p><text:s/>£10,387.59<text:s/></text:p>
          </table:table-cell>
          <table:table-cell office:value-type="string" table:style-name="ce1">
            <text:p>DOUNREAY SITE RESTORATI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7.44" table:style-name="ce4">
            <text:p><text:s/>£107.44<text:s/></text:p>
          </table:table-cell>
          <table:table-cell office:value-type="string" table:style-name="ce1">
            <text:p>DRAEGER SAFETY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15.42" table:style-name="ce4">
            <text:p><text:s/>£2,515.42<text:s/></text:p>
          </table:table-cell>
          <table:table-cell office:value-type="string" table:style-name="ce1">
            <text:p>DRAEGER SAFETY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10" table:style-name="ce4">
            <text:p><text:s/>£2,810.00<text:s/></text:p>
          </table:table-cell>
          <table:table-cell office:value-type="string" table:style-name="ce1">
            <text:p>DRAYTON PARK GOLF COURSE (ABINGDON)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949" table:style-name="ce4">
            <text:p><text:s/>£3,949.00<text:s/></text:p>
          </table:table-cell>
          <table:table-cell office:value-type="string" table:style-name="ce1">
            <text:p>DREAM AND LEA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442" table:style-name="ce4">
            <text:p><text:s/>£7,442.00<text:s/></text:p>
          </table:table-cell>
          <table:table-cell office:value-type="string" table:style-name="ce1">
            <text:p>DRUGLOO (UK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061" table:style-name="ce4">
            <text:p><text:s/>£5,061.00<text:s/></text:p>
          </table:table-cell>
          <table:table-cell office:value-type="string" table:style-name="ce1">
            <text:p>DTEC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132.15" table:style-name="ce4">
            <text:p><text:s/>£3,132.15<text:s/></text:p>
          </table:table-cell>
          <table:table-cell office:value-type="string" table:style-name="ce1">
            <text:p>DX NETWORK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33.34" table:style-name="ce4">
            <text:p><text:s/>£333.34<text:s/></text:p>
          </table:table-cell>
          <table:table-cell office:value-type="string" table:style-name="ce1">
            <text:p>DYCE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17.65" table:style-name="ce4">
            <text:p><text:s/>£417.65<text:s/></text:p>
          </table:table-cell>
          <table:table-cell office:value-type="string" table:style-name="ce1">
            <text:p>DYNAMIC INTERVENTION SERVICE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82705.46000000002" table:style-name="ce4">
            <text:p><text:s/>£282,705.46<text:s/></text:p>
          </table:table-cell>
          <table:table-cell office:value-type="string" table:style-name="ce1">
            <text:p>E W BEARD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8.09" table:style-name="ce4">
            <text:p><text:s/>£58.09<text:s/></text:p>
          </table:table-cell>
          <table:table-cell office:value-type="string" table:style-name="ce1">
            <text:p>EDEN HYUNDAI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6419.19" table:style-name="ce4">
            <text:p><text:s/>£216,419.19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45" table:style-name="ce4">
            <text:p><text:s/>£845.00<text:s/></text:p>
          </table:table-cell>
          <table:table-cell office:value-type="string" table:style-name="ce1">
            <text:p>EDGAR BROTHER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6.04" table:style-name="ce4">
            <text:p><text:s/>£486.04<text:s/></text:p>
          </table:table-cell>
          <table:table-cell office:value-type="string" table:style-name="ce1">
            <text:p>EDGAR BROTHER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16.0999999999999" table:style-name="ce4">
            <text:p><text:s/>£1,216.10<text:s/></text:p>
          </table:table-cell>
          <table:table-cell office:value-type="string" table:style-name="ce1">
            <text:p>ELLIOTT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5" table:style-name="ce4">
            <text:p><text:s/>£95.00<text:s/></text:p>
          </table:table-cell>
          <table:table-cell office:value-type="string" table:style-name="ce1">
            <text:p>ENDURA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60" table:style-name="ce4">
            <text:p><text:s/>£360.00<text:s/></text:p>
          </table:table-cell>
          <table:table-cell office:value-type="string" table:style-name="ce1">
            <text:p>ENGAGE WATER SPORT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31144.12" table:style-name="ce4">
            <text:p><text:s/>£631,144.12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4.97" table:style-name="ce4">
            <text:p><text:s/>£124.97<text:s/></text:p>
          </table:table-cell>
          <table:table-cell office:value-type="string" table:style-name="ce1">
            <text:p>ENVA ENGLAND SPECIALIST WAST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25.2" table:style-name="ce4">
            <text:p><text:s/>£925.20<text:s/></text:p>
          </table:table-cell>
          <table:table-cell office:value-type="string" table:style-name="ce1">
            <text:p>ENVIROTYRE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04.19" table:style-name="ce4">
            <text:p><text:s/>£2,404.19<text:s/></text:p>
          </table:table-cell>
          <table:table-cell office:value-type="string" table:style-name="ce1">
            <text:p>EQUINE VETERINARY AND REPRODUCTION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4.55" table:style-name="ce4">
            <text:p><text:s/>£354.55<text:s/></text:p>
          </table:table-cell>
          <table:table-cell office:value-type="string" table:style-name="ce1">
            <text:p>ERGO COMPUTING UK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750" table:style-name="ce4">
            <text:p><text:s/>£5,750.00<text:s/></text:p>
          </table:table-cell>
          <table:table-cell office:value-type="string" table:style-name="ce1">
            <text:p>ERH COMMUNICA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65306.03" table:style-name="ce4">
            <text:p><text:s/>£365,306.03<text:s/></text:p>
          </table:table-cell>
          <table:table-cell office:value-type="string" table:style-name="ce1">
            <text:p>ESRI (UK)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99.18" table:style-name="ce4">
            <text:p><text:s/>£499.18<text:s/></text:p>
          </table:table-cell>
          <table:table-cell office:value-type="string" table:style-name="ce1">
            <text:p>EURO CAR PART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5142.43" table:style-name="ce4">
            <text:p><text:s/>£85,142.43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1.5" table:style-name="ce4">
            <text:p><text:s/>£51.50<text:s/></text:p>
          </table:table-cell>
          <table:table-cell office:value-type="string" table:style-name="ce1">
            <text:p>EUROPA WORLDWIDE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3.5" table:style-name="ce4">
            <text:p><text:s/>£83.50<text:s/></text:p>
          </table:table-cell>
          <table:table-cell office:value-type="string" table:style-name="ce1">
            <text:p>EUROPEAN INSTRUMENT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782" table:style-name="ce4">
            <text:p><text:s/>£7,782.00<text:s/></text:p>
          </table:table-cell>
          <table:table-cell office:value-type="string" table:style-name="ce1">
            <text:p>F J LANE &amp; S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9" table:style-name="ce4">
            <text:p><text:s/>£169.00<text:s/></text:p>
          </table:table-cell>
          <table:table-cell office:value-type="string" table:style-name="ce1">
            <text:p>FARNELL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2.5" table:style-name="ce4">
            <text:p><text:s/>£82.50<text:s/></text:p>
          </table:table-cell>
          <table:table-cell office:value-type="string" table:style-name="ce1">
            <text:p>FEDERATION HOUS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4.14" table:style-name="ce4">
            <text:p><text:s/>£124.14<text:s/></text:p>
          </table:table-cell>
          <table:table-cell office:value-type="string" table:style-name="ce1">
            <text:p>FEDEX EXPRESS UK TRANSPOR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9.61000000000001" table:style-name="ce4">
            <text:p><text:s/>£149.61<text:s/></text:p>
          </table:table-cell>
          <table:table-cell office:value-type="string" table:style-name="ce1">
            <text:p>FISHER SCIENTIFIC U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722.95" table:style-name="ce4">
            <text:p><text:s/>£4,722.95<text:s/></text:p>
          </table:table-cell>
          <table:table-cell office:value-type="string" table:style-name="ce1">
            <text:p>FIX AUTO SLOUGH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865.92" table:style-name="ce4">
            <text:p><text:s/>£8,865.92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47.85" table:style-name="ce4">
            <text:p><text:s/>£2,947.85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80.64" table:style-name="ce4">
            <text:p><text:s/>£280.64<text:s/></text:p>
          </table:table-cell>
          <table:table-cell office:value-type="string" table:style-name="ce1">
            <text:p>FORENSIC COURIER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65" table:style-name="ce4">
            <text:p><text:s/>£965.00<text:s/></text:p>
          </table:table-cell>
          <table:table-cell office:value-type="string" table:style-name="ce1">
            <text:p>FORENSIC FOCU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2835" table:style-name="ce4">
            <text:p><text:s/>£42,835.00<text:s/></text:p>
          </table:table-cell>
          <table:table-cell office:value-type="string" table:style-name="ce1">
            <text:p>FORENSIC PATHOLOGY SERVIC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5633.75" table:style-name="ce4">
            <text:p><text:s/>£355,633.75<text:s/></text:p>
          </table:table-cell>
          <table:table-cell office:value-type="string" table:style-name="ce1">
            <text:p>FORTRUS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15" table:style-name="ce4">
            <text:p><text:s/>£315.00<text:s/></text:p>
          </table:table-cell>
          <table:table-cell office:value-type="string" table:style-name="ce1">
            <text:p>FRASER EVANS &amp; SON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0.0999999999999" table:style-name="ce4">
            <text:p><text:s/>£1,210.10<text:s/></text:p>
          </table:table-cell>
          <table:table-cell office:value-type="string" table:style-name="ce1">
            <text:p>FREENEY WILLIAMS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99.75" table:style-name="ce4">
            <text:p><text:s/>£399.75<text:s/></text:p>
          </table:table-cell>
          <table:table-cell office:value-type="string" table:style-name="ce1">
            <text:p>FS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" table:style-name="ce4">
            <text:p><text:s/>£50.00<text:s/></text:p>
          </table:table-cell>
          <table:table-cell office:value-type="string" table:style-name="ce1">
            <text:p>G &amp; W MOTOR COMPAN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52.54" table:style-name="ce4">
            <text:p><text:s/>£1,052.54<text:s/></text:p>
          </table:table-cell>
          <table:table-cell office:value-type="string" table:style-name="ce1">
            <text:p>G4S FINANCE SHARED SERVICE CENTRE (FSSC)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36.57" table:style-name="ce4">
            <text:p><text:s/>£1,336.57<text:s/></text:p>
          </table:table-cell>
          <table:table-cell office:value-type="string" table:style-name="ce1">
            <text:p>G4S RISK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735.5" table:style-name="ce4">
            <text:p><text:s/>£3,735.50<text:s/></text:p>
          </table:table-cell>
          <table:table-cell office:value-type="string" table:style-name="ce1">
            <text:p>GARRAN LOCKE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2.7" table:style-name="ce4">
            <text:p><text:s/>£92.70<text:s/></text:p>
          </table:table-cell>
          <table:table-cell office:value-type="string" table:style-name="ce1">
            <text:p>GASLOW INTERNATION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4" table:style-name="ce4">
            <text:p><text:s/>£54.00<text:s/></text:p>
          </table:table-cell>
          <table:table-cell office:value-type="string" table:style-name="ce1">
            <text:p>GAVIN FLEETCAR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1.27" table:style-name="ce4">
            <text:p><text:s/>£451.27<text:s/></text:p>
          </table:table-cell>
          <table:table-cell office:value-type="string" table:style-name="ce1">
            <text:p>GAWCOTT DIESEL SERVIC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7513.599999999999" table:style-name="ce4">
            <text:p><text:s/>£57,513.60<text:s/></text:p>
          </table:table-cell>
          <table:table-cell office:value-type="string" table:style-name="ce1">
            <text:p>GEOFF SMITH ASSOCIAT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12.27" table:style-name="ce4">
            <text:p><text:s/>£212.27<text:s/></text:p>
          </table:table-cell>
          <table:table-cell office:value-type="string" table:style-name="ce1">
            <text:p>GLOBAL 4 COMMUNICA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57.5" table:style-name="ce4">
            <text:p><text:s/>£1,957.50<text:s/></text:p>
          </table:table-cell>
          <table:table-cell office:value-type="string" table:style-name="ce1">
            <text:p>GLOBAL HSE SOLUTIO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834.98" table:style-name="ce4">
            <text:p><text:s/>£88,834.98<text:s/></text:p>
          </table:table-cell>
          <table:table-cell office:value-type="string" table:style-name="ce1">
            <text:p>GOODYEAR DUNLOP U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46" table:style-name="ce4">
            <text:p><text:s/>£346.00<text:s/></text:p>
          </table:table-cell>
          <table:table-cell office:value-type="string" table:style-name="ce1">
            <text:p>GREEN JERSEY LTD T/A SAMS BIKE SHO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262.08" table:style-name="ce4">
            <text:p><text:s/>£13,262.08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884.09" table:style-name="ce4">
            <text:p><text:s/>£21,884.09<text:s/></text:p>
          </table:table-cell>
          <table:table-cell office:value-type="string" table:style-name="ce1">
            <text:p>GRUNDON WASTE MANAGEMEN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58.44" table:style-name="ce4">
            <text:p><text:s/>£2,058.44<text:s/></text:p>
          </table:table-cell>
          <table:table-cell office:value-type="string" table:style-name="ce1">
            <text:p>GRUNDON WASTE MANAGEMENT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55" table:style-name="ce4">
            <text:p><text:s/>£1,855.00<text:s/></text:p>
          </table:table-cell>
          <table:table-cell office:value-type="string" table:style-name="ce1">
            <text:p>GUNFIRE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50" table:style-name="ce4">
            <text:p><text:s/>£950.00<text:s/></text:p>
          </table:table-cell>
          <table:table-cell office:value-type="string" table:style-name="ce1">
            <text:p>GUTTER-FIX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6.4" table:style-name="ce4">
            <text:p><text:s/>£356.40<text:s/></text:p>
          </table:table-cell>
          <table:table-cell office:value-type="string" table:style-name="ce1">
            <text:p>HALFORD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" table:style-name="ce4">
            <text:p><text:s/>£38.00<text:s/></text:p>
          </table:table-cell>
          <table:table-cell office:value-type="string" table:style-name="ce1">
            <text:p>HALFWAY GARA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261.09" table:style-name="ce4">
            <text:p><text:s/>£70,261.09<text:s/></text:p>
          </table:table-cell>
          <table:table-cell office:value-type="string" table:style-name="ce1">
            <text:p>HALLS AUTO ELECTRIC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59.5" table:style-name="ce4">
            <text:p><text:s/>£859.50<text:s/></text:p>
          </table:table-cell>
          <table:table-cell office:value-type="string" table:style-name="ce1">
            <text:p>HARROW GREE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910.8" table:style-name="ce4">
            <text:p><text:s/>£17,910.8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7.85000000000002" table:style-name="ce4">
            <text:p><text:s/>£317.85<text:s/></text:p>
          </table:table-cell>
          <table:table-cell office:value-type="string" table:style-name="ce1">
            <text:p>HEADLEY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84.9000000000001" table:style-name="ce4">
            <text:p><text:s/>£1,284.90<text:s/></text:p>
          </table:table-cell>
          <table:table-cell office:value-type="string" table:style-name="ce1">
            <text:p>HEALTHY WORK STATIO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39.48" table:style-name="ce4">
            <text:p><text:s/>£739.48<text:s/></text:p>
          </table:table-cell>
          <table:table-cell office:value-type="string" table:style-name="ce1">
            <text:p>HEAMAR COMPANY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6054" table:style-name="ce4">
            <text:p><text:s/>£26,054.00<text:s/></text:p>
          </table:table-cell>
          <table:table-cell office:value-type="string" table:style-name="ce1">
            <text:p>HEATON DESIGN AND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16.4" table:style-name="ce4">
            <text:p><text:s/>£2,516.40<text:s/></text:p>
          </table:table-cell>
          <table:table-cell office:value-type="string" table:style-name="ce1">
            <text:p>HENRY PUMP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4" table:style-name="ce4">
            <text:p><text:s/>£94.00<text:s/></text:p>
          </table:table-cell>
          <table:table-cell office:value-type="string" table:style-name="ce1">
            <text:p>HERMEQ UK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000" table:style-name="ce4">
            <text:p><text:s/>£3,000.00<text:s/></text:p>
          </table:table-cell>
          <table:table-cell office:value-type="string" table:style-name="ce1">
            <text:p>HEYFORD BIKE SERVICE &amp; REPAI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8020" table:style-name="ce4">
            <text:p><text:s/>£58,020.00<text:s/></text:p>
          </table:table-cell>
          <table:table-cell office:value-type="string" table:style-name="ce1">
            <text:p>HEYFORD PARK MANAGEMENT - <text:s/>REN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950" table:style-name="ce4">
            <text:p><text:s/>£16,950.00<text:s/></text:p>
          </table:table-cell>
          <table:table-cell office:value-type="string" table:style-name="ce1">
            <text:p>HEYFORD PARK MANAGEMENT - SERVICE CHARG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01.31" table:style-name="ce4">
            <text:p><text:s/>£2,501.31<text:s/></text:p>
          </table:table-cell>
          <table:table-cell office:value-type="string" table:style-name="ce1">
            <text:p>HEYFORD PARK MANAGEMENT - UTILITIE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29.15" table:style-name="ce4">
            <text:p><text:s/>£3,229.15<text:s/></text:p>
          </table:table-cell>
          <table:table-cell office:value-type="string" table:style-name="ce1">
            <text:p>HIDEOUT LEATHER (2001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658.78" table:style-name="ce4">
            <text:p><text:s/>£2,658.78<text:s/></text:p>
          </table:table-cell>
          <table:table-cell office:value-type="string" table:style-name="ce1">
            <text:p>HONDA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9.4" table:style-name="ce4">
            <text:p><text:s/>£389.40<text:s/></text:p>
          </table:table-cell>
          <table:table-cell office:value-type="string" table:style-name="ce1">
            <text:p>HOPE AND BUTTERCUP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23.5" table:style-name="ce4">
            <text:p><text:s/>£523.50<text:s/></text:p>
          </table:table-cell>
          <table:table-cell office:value-type="string" table:style-name="ce1">
            <text:p>HURLEY INDUSTRIAL CLEANING EQUIPME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740" table:style-name="ce4">
            <text:p><text:s/>£12,740.00<text:s/></text:p>
          </table:table-cell>
          <table:table-cell office:value-type="string" table:style-name="ce1">
            <text:p>IAN WEBB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650" table:style-name="ce4">
            <text:p><text:s/>£5,650.00<text:s/></text:p>
          </table:table-cell>
          <table:table-cell office:value-type="string" table:style-name="ce1">
            <text:p>ICE SERVICES GROUP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558.21" table:style-name="ce4">
            <text:p><text:s/>£12,558.21<text:s/></text:p>
          </table:table-cell>
          <table:table-cell office:value-type="string" table:style-name="ce1">
            <text:p>ICETRAK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6500" table:style-name="ce4">
            <text:p><text:s/>£46,500.00<text:s/></text:p>
          </table:table-cell>
          <table:table-cell office:value-type="string" table:style-name="ce1">
            <text:p>ILLUMINET SOLU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01.92" table:style-name="ce4">
            <text:p><text:s/>£801.92<text:s/></text:p>
          </table:table-cell>
          <table:table-cell office:value-type="string" table:style-name="ce1">
            <text:p>IMSERV EUROP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209.25" table:style-name="ce4">
            <text:p><text:s/>£5,209.25<text:s/></text:p>
          </table:table-cell>
          <table:table-cell office:value-type="string" table:style-name="ce1">
            <text:p>INAZONE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0" table:style-name="ce4">
            <text:p><text:s/>£150.00<text:s/></text:p>
          </table:table-cell>
          <table:table-cell office:value-type="string" table:style-name="ce1">
            <text:p>INDEPENDENT CUSTODY VISITING ASSOCIATION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79" table:style-name="ce4">
            <text:p><text:s/>£379.00<text:s/></text:p>
          </table:table-cell>
          <table:table-cell office:value-type="string" table:style-name="ce1">
            <text:p>INFODATA SYSTEM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40" table:style-name="ce4">
            <text:p><text:s/>£1,240.00<text:s/></text:p>
          </table:table-cell>
          <table:table-cell office:value-type="string" table:style-name="ce1">
            <text:p>INJENUIT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880.509999999998" table:style-name="ce4">
            <text:p><text:s/>£16,880.51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9" table:style-name="ce4">
            <text:p><text:s/>£89.00<text:s/></text:p>
          </table:table-cell>
          <table:table-cell office:value-type="string" table:style-name="ce1">
            <text:p>INSPIRE ALL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16.8" table:style-name="ce4">
            <text:p><text:s/>£916.80<text:s/></text:p>
          </table:table-cell>
          <table:table-cell office:value-type="string" table:style-name="ce1">
            <text:p>INTAFORENSIC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93.15" table:style-name="ce4">
            <text:p><text:s/>£493.15<text:s/></text:p>
          </table:table-cell>
          <table:table-cell office:value-type="string" table:style-name="ce1">
            <text:p>INTERCOUNTY TRUCK &amp; VA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0.5" table:style-name="ce4">
            <text:p><text:s/>£230.50<text:s/></text:p>
          </table:table-cell>
          <table:table-cell office:value-type="string" table:style-name="ce1">
            <text:p>INTERWEAVE TEXTILE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4667.050000000003" table:style-name="ce4">
            <text:p><text:s/>£34,667.05<text:s/></text:p>
          </table:table-cell>
          <table:table-cell office:value-type="string" table:style-name="ce1">
            <text:p>INTOMOV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0.53" table:style-name="ce4">
            <text:p><text:s/>£590.53<text:s/></text:p>
          </table:table-cell>
          <table:table-cell office:value-type="string" table:style-name="ce1">
            <text:p>INTRAMARK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50" table:style-name="ce4">
            <text:p><text:s/>£1,350.00<text:s/></text:p>
          </table:table-cell>
          <table:table-cell office:value-type="string" table:style-name="ce1">
            <text:p>J A FLISHER T/A A NEW WAY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50" table:style-name="ce4">
            <text:p><text:s/>£1,350.00<text:s/></text:p>
          </table:table-cell>
          <table:table-cell office:value-type="string" table:style-name="ce1">
            <text:p>J N E SECURIT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6678.9" table:style-name="ce4">
            <text:p><text:s/>£86,678.90<text:s/></text:p>
          </table:table-cell>
          <table:table-cell office:value-type="string" table:style-name="ce1">
            <text:p>J&amp;S FRANKLIN HOLDINGS AND MGMT SERVICE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8.08" table:style-name="ce4">
            <text:p><text:s/>£188.08<text:s/></text:p>
          </table:table-cell>
          <table:table-cell office:value-type="string" table:style-name="ce1">
            <text:p>JAYAR COMPONEN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2.12" table:style-name="ce4">
            <text:p><text:s/>£182.12<text:s/></text:p>
          </table:table-cell>
          <table:table-cell office:value-type="string" table:style-name="ce1">
            <text:p>JEWS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1.9" table:style-name="ce4">
            <text:p><text:s/>£61.90<text:s/></text:p>
          </table:table-cell>
          <table:table-cell office:value-type="string" table:style-name="ce1">
            <text:p>JOHN E WRIGHT &amp; CO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88" table:style-name="ce4">
            <text:p><text:s/>£888.00<text:s/></text:p>
          </table:table-cell>
          <table:table-cell office:value-type="string" table:style-name="ce1">
            <text:p>JOHNSTONE SAFETY PRODUC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0" table:style-name="ce4">
            <text:p><text:s/>£600.00<text:s/></text:p>
          </table:table-cell>
          <table:table-cell office:value-type="string" table:style-name="ce1">
            <text:p>KATHMA'S FLAVOUR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8.6" table:style-name="ce4">
            <text:p><text:s/>£58.60<text:s/></text:p>
          </table:table-cell>
          <table:table-cell office:value-type="string" table:style-name="ce1">
            <text:p>KEMPSTON RADIA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3545.3" table:style-name="ce4">
            <text:p><text:s/>£83,545.30<text:s/></text:p>
          </table:table-cell>
          <table:table-cell office:value-type="string" table:style-name="ce1">
            <text:p>KEY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89.93" table:style-name="ce4">
            <text:p><text:s/>£989.93<text:s/></text:p>
          </table:table-cell>
          <table:table-cell office:value-type="string" table:style-name="ce1">
            <text:p>KEY INDUSTRIAL EQUIPMENT LTD T/A MANUTA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7.3" table:style-name="ce4">
            <text:p><text:s/>£227.30<text:s/></text:p>
          </table:table-cell>
          <table:table-cell office:value-type="string" table:style-name="ce1">
            <text:p>KINGSFIELD COMPUTER PRODUC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2671.67999999999" table:style-name="ce4">
            <text:p><text:s/>£122,671.68<text:s/></text:p>
          </table:table-cell>
          <table:table-cell office:value-type="string" table:style-name="ce1">
            <text:p>KINTO UK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9.94" table:style-name="ce4">
            <text:p><text:s/>£149.94<text:s/></text:p>
          </table:table-cell>
          <table:table-cell office:value-type="string" table:style-name="ce1">
            <text:p>KLC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1.5" table:style-name="ce4">
            <text:p><text:s/>£101.50<text:s/></text:p>
          </table:table-cell>
          <table:table-cell office:value-type="string" table:style-name="ce1">
            <text:p>KLEANCO DRY CLEANERS &amp; LAUNDR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270" table:style-name="ce4">
            <text:p><text:s/>£6,270.00<text:s/></text:p>
          </table:table-cell>
          <table:table-cell office:value-type="string" table:style-name="ce1">
            <text:p>KORN FERRY (UK)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212" table:style-name="ce4">
            <text:p><text:s/>£10,212.00<text:s/></text:p>
          </table:table-cell>
          <table:table-cell office:value-type="string" table:style-name="ce1">
            <text:p>KSR RESOURCE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0684.149999999994" table:style-name="ce4">
            <text:p><text:s/>£80,684.15<text:s/></text:p>
          </table:table-cell>
          <table:table-cell office:value-type="string" table:style-name="ce1">
            <text:p>KYOCERA DOCUMENT SOLUTIONS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54.38" table:style-name="ce4">
            <text:p><text:s/>£1,354.38<text:s/></text:p>
          </table:table-cell>
          <table:table-cell office:value-type="string" table:style-name="ce1">
            <text:p>L BENNETT AND SON LTD- WELWYN GARDE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145" table:style-name="ce4">
            <text:p><text:s/>£9,145.00<text:s/></text:p>
          </table:table-cell>
          <table:table-cell office:value-type="string" table:style-name="ce1">
            <text:p>LANDGUARD SYSTEM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077.43" table:style-name="ce4">
            <text:p><text:s/>£5,077.43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12.5" table:style-name="ce4">
            <text:p><text:s/>£612.50<text:s/></text:p>
          </table:table-cell>
          <table:table-cell office:value-type="string" table:style-name="ce1">
            <text:p>LASER TECH UK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006.25" table:style-name="ce4">
            <text:p><text:s/>£5,006.25<text:s/></text:p>
          </table:table-cell>
          <table:table-cell office:value-type="string" table:style-name="ce1">
            <text:p>LAVAT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960" table:style-name="ce4">
            <text:p><text:s/>£2,960.00<text:s/></text:p>
          </table:table-cell>
          <table:table-cell office:value-type="string" table:style-name="ce1">
            <text:p>LAW ENFORCEMENT INTERNATIONAL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360.25" table:style-name="ce4">
            <text:p><text:s/>£6,360.25<text:s/></text:p>
          </table:table-cell>
          <table:table-cell office:value-type="string" table:style-name="ce1">
            <text:p>LC ENERG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61" table:style-name="ce4">
            <text:p><text:s/>£1,161.00<text:s/></text:p>
          </table:table-cell>
          <table:table-cell office:value-type="string" table:style-name="ce1">
            <text:p>LES STON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96.7" table:style-name="ce4">
            <text:p><text:s/>£296.70<text:s/></text:p>
          </table:table-cell>
          <table:table-cell office:value-type="string" table:style-name="ce1">
            <text:p>LEVEL PEAKS ASSOCIAT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878.8" table:style-name="ce4">
            <text:p><text:s/>£2,878.80<text:s/></text:p>
          </table:table-cell>
          <table:table-cell office:value-type="string" table:style-name="ce1">
            <text:p>LEWIS OROURK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9.04" table:style-name="ce4">
            <text:p><text:s/>£209.04<text:s/></text:p>
          </table:table-cell>
          <table:table-cell office:value-type="string" table:style-name="ce1">
            <text:p>LINDSTROM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50" table:style-name="ce4">
            <text:p><text:s/>£850.00<text:s/></text:p>
          </table:table-cell>
          <table:table-cell office:value-type="string" table:style-name="ce1">
            <text:p>LINGUASSIST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0845.33" table:style-name="ce4">
            <text:p><text:s/>£30,845.33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59.52" table:style-name="ce4">
            <text:p><text:s/>£9,859.52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00" table:style-name="ce4">
            <text:p><text:s/>£1,300.00<text:s/></text:p>
          </table:table-cell>
          <table:table-cell office:value-type="string" table:style-name="ce1">
            <text:p>LYON EQUIPMENT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65" table:style-name="ce4">
            <text:p><text:s/>£465.00<text:s/></text:p>
          </table:table-cell>
          <table:table-cell office:value-type="string" table:style-name="ce1">
            <text:p>M &amp; M SKIP H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0" table:style-name="ce4">
            <text:p><text:s/>£500.00<text:s/></text:p>
          </table:table-cell>
          <table:table-cell office:value-type="string" table:style-name="ce1">
            <text:p>M J PLASTIC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22.2800000000002" table:style-name="ce4">
            <text:p><text:s/>£2,122.28<text:s/></text:p>
          </table:table-cell>
          <table:table-cell office:value-type="string" table:style-name="ce1">
            <text:p>MAGNUM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778.73" table:style-name="ce4">
            <text:p><text:s/>£10,778.73<text:s/></text:p>
          </table:table-cell>
          <table:table-cell office:value-type="string" table:style-name="ce1">
            <text:p>MAIDENHEAD AUTO REPAIR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76.68" table:style-name="ce4">
            <text:p><text:s/>£3,276.68<text:s/></text:p>
          </table:table-cell>
          <table:table-cell office:value-type="string" table:style-name="ce1">
            <text:p>MAINTENANCE ASSOCIATED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34.95" table:style-name="ce4">
            <text:p><text:s/>£1,034.95<text:s/></text:p>
          </table:table-cell>
          <table:table-cell office:value-type="string" table:style-name="ce1">
            <text:p>MAPLE WORKWEAR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199770.5299999998" table:style-name="ce4">
            <text:p><text:s/>£2,199,770.53<text:s/></text:p>
          </table:table-cell>
          <table:table-cell office:value-type="string" table:style-name="ce1">
            <text:p>MARSH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571.099999999999" table:style-name="ce4">
            <text:p><text:s/>£18,571.1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8.8" table:style-name="ce4">
            <text:p><text:s/>£228.80<text:s/></text:p>
          </table:table-cell>
          <table:table-cell office:value-type="string" table:style-name="ce1">
            <text:p>MARSHALL MOTOR GROUP LTD - WELWYN G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3.14" table:style-name="ce4">
            <text:p><text:s/>£333.14<text:s/></text:p>
          </table:table-cell>
          <table:table-cell office:value-type="string" table:style-name="ce1">
            <text:p>MARSHALL MOTOR GROUP LTD-PETERBOROUGH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.450000000000003" table:style-name="ce4">
            <text:p><text:s/>£38.45<text:s/></text:p>
          </table:table-cell>
          <table:table-cell office:value-type="string" table:style-name="ce1">
            <text:p>MARSHALL READING HONDA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53.33" table:style-name="ce4">
            <text:p><text:s/>£6,053.33<text:s/></text:p>
          </table:table-cell>
          <table:table-cell office:value-type="string" table:style-name="ce1">
            <text:p>MARSHALLS MOTOR GROUP - M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8.15" table:style-name="ce4">
            <text:p><text:s/>£418.15<text:s/></text:p>
          </table:table-cell>
          <table:table-cell office:value-type="string" table:style-name="ce1">
            <text:p>MARSHALLS SKODA NEWBUR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749.64" table:style-name="ce4">
            <text:p><text:s/>£19,749.64<text:s/></text:p>
          </table:table-cell>
          <table:table-cell office:value-type="string" table:style-name="ce1">
            <text:p>MAWSLEY EV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50.22" table:style-name="ce4">
            <text:p><text:s/>£1,450.22<text:s/></text:p>
          </table:table-cell>
          <table:table-cell office:value-type="string" table:style-name="ce1">
            <text:p>MC PRODUCT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56" table:style-name="ce4">
            <text:p><text:s/>£156.00<text:s/></text:p>
          </table:table-cell>
          <table:table-cell office:value-type="string" table:style-name="ce1">
            <text:p>MCAVOY MODULAR RENTA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48.68" table:style-name="ce4">
            <text:p><text:s/>£3,448.68<text:s/></text:p>
          </table:table-cell>
          <table:table-cell office:value-type="string" table:style-name="ce1">
            <text:p>MD ELECTRICAL COMPANY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43" table:style-name="ce4">
            <text:p><text:s/>£743.00<text:s/></text:p>
          </table:table-cell>
          <table:table-cell office:value-type="string" table:style-name="ce1">
            <text:p>MEDIA &amp; COMMUNICATIONS T/A BEST4SYSTEM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000" table:style-name="ce4">
            <text:p><text:s/>£15,000.00<text:s/></text:p>
          </table:table-cell>
          <table:table-cell office:value-type="string" table:style-name="ce1">
            <text:p>MEDIATION BUCKINGHAMSHIR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2262.32" table:style-name="ce4">
            <text:p><text:s/>£22,262.32<text:s/></text:p>
          </table:table-cell>
          <table:table-cell office:value-type="string" table:style-name="ce1">
            <text:p>MEDIGOLD HEALTH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685.1" table:style-name="ce4">
            <text:p><text:s/>£10,685.10<text:s/></text:p>
          </table:table-cell>
          <table:table-cell office:value-type="string" table:style-name="ce1">
            <text:p>MEHLER VARIO SYSTEM GMBH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63.5" table:style-name="ce4">
            <text:p><text:s/>£263.50<text:s/></text:p>
          </table:table-cell>
          <table:table-cell office:value-type="string" table:style-name="ce1">
            <text:p>MENTOR TRAINING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44.59" table:style-name="ce4">
            <text:p><text:s/>£144.59<text:s/></text:p>
          </table:table-cell>
          <table:table-cell office:value-type="string" table:style-name="ce1">
            <text:p>MERCEDES BENZ OF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3.02" table:style-name="ce4">
            <text:p><text:s/>£83.02<text:s/></text:p>
          </table:table-cell>
          <table:table-cell office:value-type="string" table:style-name="ce1">
            <text:p>MERCEDES-BENZ BED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9.60000000000002" table:style-name="ce4">
            <text:p><text:s/>£319.60<text:s/></text:p>
          </table:table-cell>
          <table:table-cell office:value-type="string" table:style-name="ce1">
            <text:p>MERRID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98.48" table:style-name="ce4">
            <text:p><text:s/>£1,698.48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20.22" table:style-name="ce4">
            <text:p><text:s/>£1,020.22<text:s/></text:p>
          </table:table-cell>
          <table:table-cell office:value-type="string" table:style-name="ce1">
            <text:p>MICHELI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04" table:style-name="ce4">
            <text:p><text:s/>£3,504.00<text:s/></text:p>
          </table:table-cell>
          <table:table-cell office:value-type="string" table:style-name="ce1">
            <text:p>MICROSCOPE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042.63" table:style-name="ce4">
            <text:p><text:s/>£4,042.63<text:s/></text:p>
          </table:table-cell>
          <table:table-cell office:value-type="string" table:style-name="ce1">
            <text:p>MIDLAND PATHOLOGY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40" table:style-name="ce4">
            <text:p><text:s/>£1,640.00<text:s/></text:p>
          </table:table-cell>
          <table:table-cell office:value-type="string" table:style-name="ce1">
            <text:p>MILLBECK COMMUNICATION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384.62" table:style-name="ce4">
            <text:p><text:s/>£3,384.62<text:s/></text:p>
          </table:table-cell>
          <table:table-cell office:value-type="string" table:style-name="ce1">
            <text:p>MILLBROOK BUILDING CONSULTANC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15.15" table:style-name="ce4">
            <text:p><text:s/>£1,415.15<text:s/></text:p>
          </table:table-cell>
          <table:table-cell office:value-type="string" table:style-name="ce1">
            <text:p>MILTON KEYNES COMMERCIAL VEHICLE REPAIR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36.07" table:style-name="ce4">
            <text:p><text:s/>£936.07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3401.26" table:style-name="ce4">
            <text:p><text:s/>£23,401.26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89.17" table:style-name="ce4">
            <text:p><text:s/>£1,489.17<text:s/></text:p>
          </table:table-cell>
          <table:table-cell office:value-type="string" table:style-name="ce1">
            <text:p>MK DRIVER TRAIN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0" table:style-name="ce4">
            <text:p><text:s/>£90.00<text:s/></text:p>
          </table:table-cell>
          <table:table-cell office:value-type="string" table:style-name="ce1">
            <text:p>MODES USERS ASSOCIATION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06.25" table:style-name="ce4">
            <text:p><text:s/>£106.25<text:s/></text:p>
          </table:table-cell>
          <table:table-cell office:value-type="string" table:style-name="ce1">
            <text:p>MONSTER FOODS GROUP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1.98" table:style-name="ce4">
            <text:p><text:s/>£251.98<text:s/></text:p>
          </table:table-cell>
          <table:table-cell office:value-type="string" table:style-name="ce1">
            <text:p>MOOR COTTAGE VETERINARY HOSPITAL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79855.26" table:style-name="ce4">
            <text:p><text:s/>£179,855.26<text:s/></text:p>
          </table:table-cell>
          <table:table-cell office:value-type="string" table:style-name="ce1">
            <text:p>MORGAN SINDALL CONSTRUCTI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0563.71" table:style-name="ce4">
            <text:p><text:s/>£220,563.7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00" table:style-name="ce4">
            <text:p><text:s/>£2,500.00<text:s/></text:p>
          </table:table-cell>
          <table:table-cell office:value-type="string" table:style-name="ce1">
            <text:p>MOTION CONSULTANTS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834.13" table:style-name="ce4">
            <text:p><text:s/>£6,834.13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4.15" table:style-name="ce4">
            <text:p><text:s/>£104.15<text:s/></text:p>
          </table:table-cell>
          <table:table-cell office:value-type="string" table:style-name="ce1">
            <text:p>MOTUS TRUCK &amp; VA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1447.8" table:style-name="ce4">
            <text:p><text:s/>£221,447.80<text:s/></text:p>
          </table:table-cell>
          <table:table-cell office:value-type="string" table:style-name="ce1">
            <text:p>MOUNTAIN HEALTHCAR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767.13" table:style-name="ce4">
            <text:p><text:s/>£1,767.13<text:s/></text:p>
          </table:table-cell>
          <table:table-cell office:value-type="string" table:style-name="ce1">
            <text:p>MUNICIPAL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00" table:style-name="ce4">
            <text:p><text:s/>£600.00<text:s/></text:p>
          </table:table-cell>
          <table:table-cell office:value-type="string" table:style-name="ce1">
            <text:p>N3W ANGLE CIC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810.18" table:style-name="ce4">
            <text:p><text:s/>£18,810.18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00" table:style-name="ce4">
            <text:p><text:s/>£2,000.00<text:s/></text:p>
          </table:table-cell>
          <table:table-cell office:value-type="string" table:style-name="ce1">
            <text:p>NEC SOFTWARE SOLUTIONS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47.61" table:style-name="ce4">
            <text:p><text:s/>£2,047.61<text:s/></text:p>
          </table:table-cell>
          <table:table-cell office:value-type="string" table:style-name="ce1">
            <text:p>NEOPOST LTD T/A QUADIENT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625" table:style-name="ce4">
            <text:p><text:s/>£14,625.00<text:s/></text:p>
          </table:table-cell>
          <table:table-cell office:value-type="string" table:style-name="ce1">
            <text:p>NICE SYSTEMS UK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565" table:style-name="ce4">
            <text:p><text:s/>£3,565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65" table:style-name="ce4">
            <text:p><text:s/>£1,265.00<text:s/></text:p>
          </table:table-cell>
          <table:table-cell office:value-type="string" table:style-name="ce1">
            <text:p>NITON EQUIPMENT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593" table:style-name="ce4">
            <text:p><text:s/>£11,593.00<text:s/></text:p>
          </table:table-cell>
          <table:table-cell office:value-type="string" table:style-name="ce1">
            <text:p>NOMAD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9.9" table:style-name="ce4">
            <text:p><text:s/>£129.90<text:s/></text:p>
          </table:table-cell>
          <table:table-cell office:value-type="string" table:style-name="ce1">
            <text:p>NOOKI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609.78" table:style-name="ce4">
            <text:p><text:s/>£5,609.78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320" table:style-name="ce4">
            <text:p><text:s/>£13,320.00<text:s/></text:p>
          </table:table-cell>
          <table:table-cell office:value-type="string" table:style-name="ce1">
            <text:p>NTA PSYCHOLOGICAL SCREEN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0.75" table:style-name="ce4">
            <text:p><text:s/>£160.75<text:s/></text:p>
          </table:table-cell>
          <table:table-cell office:value-type="string" table:style-name="ce1">
            <text:p>NU-KEY COUNTPLACE LTD T/A JCM LOCKSMITH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.13" table:style-name="ce4">
            <text:p><text:s/>£11.13<text:s/></text:p>
          </table:table-cell>
          <table:table-cell office:value-type="string" table:style-name="ce1">
            <text:p>NWG NETWORK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59.66" table:style-name="ce4">
            <text:p><text:s/>£759.66<text:s/></text:p>
          </table:table-cell>
          <table:table-cell office:value-type="string" table:style-name="ce1">
            <text:p>OPENHOUSE PRODUCT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04402.94" table:style-name="ce4">
            <text:p><text:s/>£204,402.94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7.94" table:style-name="ce4">
            <text:p><text:s/>£67.94<text:s/></text:p>
          </table:table-cell>
          <table:table-cell office:value-type="string" table:style-name="ce1">
            <text:p>OSMOND GROUP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30.07000000000005" table:style-name="ce4">
            <text:p><text:s/>£630.07<text:s/></text:p>
          </table:table-cell>
          <table:table-cell office:value-type="string" table:style-name="ce1">
            <text:p>OUTFIT INTERNATIONAL A/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4790" table:style-name="ce4">
            <text:p><text:s/>£14,790.00<text:s/></text:p>
          </table:table-cell>
          <table:table-cell office:value-type="string" table:style-name="ce1">
            <text:p>OVATION SYSTEM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62964.06" table:style-name="ce4">
            <text:p><text:s/>£1,762,964.06<text:s/></text:p>
          </table:table-cell>
          <table:table-cell office:value-type="string" table:style-name="ce1">
            <text:p>OVERBUR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79.5" table:style-name="ce4">
            <text:p><text:s/>£1,679.50<text:s/></text:p>
          </table:table-cell>
          <table:table-cell office:value-type="string" table:style-name="ce1">
            <text:p>OXFORD PROFESSIONAL EDUCATION GROU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144" table:style-name="ce4">
            <text:p><text:s/>£3,144.00<text:s/></text:p>
          </table:table-cell>
          <table:table-cell office:value-type="string" table:style-name="ce1">
            <text:p>OXHAND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.87" table:style-name="ce4">
            <text:p><text:s/>£23.87<text:s/></text:p>
          </table:table-cell>
          <table:table-cell office:value-type="string" table:style-name="ce1">
            <text:p>OXON FASTENING SYSTEM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3.5" table:style-name="ce4">
            <text:p><text:s/>£183.50<text:s/></text:p>
          </table:table-cell>
          <table:table-cell office:value-type="string" table:style-name="ce1">
            <text:p>P &amp; A MEDICAL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40" table:style-name="ce4">
            <text:p><text:s/>£540.00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21" table:style-name="ce4">
            <text:p><text:s/>£1,521.00<text:s/></text:p>
          </table:table-cell>
          <table:table-cell office:value-type="string" table:style-name="ce1">
            <text:p>PACKAGING ON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08.05" table:style-name="ce4">
            <text:p><text:s/>£1,008.05<text:s/></text:p>
          </table:table-cell>
          <table:table-cell office:value-type="string" table:style-name="ce1">
            <text:p>PACSAFE T/A NORTHERN STAR DISTRIBUTION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415" table:style-name="ce4">
            <text:p><text:s/>£4,415.00<text:s/></text:p>
          </table:table-cell>
          <table:table-cell office:value-type="string" table:style-name="ce1">
            <text:p>PALCON ENERGY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2.5" table:style-name="ce4">
            <text:p><text:s/>£112.50<text:s/></text:p>
          </table:table-cell>
          <table:table-cell office:value-type="string" table:style-name="ce1">
            <text:p>PATROL STOR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404.71" table:style-name="ce4">
            <text:p><text:s/>£1,404.71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65620.6" table:style-name="ce4">
            <text:p><text:s/>£565,620.60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05" table:style-name="ce4">
            <text:p><text:s/>£1,605.00<text:s/></text:p>
          </table:table-cell>
          <table:table-cell office:value-type="string" table:style-name="ce1">
            <text:p>PHIL THE FARRIE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83.48" table:style-name="ce4">
            <text:p><text:s/>£283.48<text:s/></text:p>
          </table:table-cell>
          <table:table-cell office:value-type="string" table:style-name="ce1">
            <text:p>PITBITZ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334.96" table:style-name="ce4">
            <text:p><text:s/>£16,334.96<text:s/></text:p>
          </table:table-cell>
          <table:table-cell office:value-type="string" table:style-name="ce1">
            <text:p>PJ &amp; RHS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86.8" table:style-name="ce4">
            <text:p><text:s/>£686.80<text:s/></text:p>
          </table:table-cell>
          <table:table-cell office:value-type="string" table:style-name="ce1">
            <text:p>PMC POLYTHEN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6.44" table:style-name="ce4">
            <text:p><text:s/>£76.44<text:s/></text:p>
          </table:table-cell>
          <table:table-cell office:value-type="string" table:style-name="ce1">
            <text:p>PMC TELECOM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0000" table:style-name="ce4">
            <text:p><text:s/>£10,000.00<text:s/></text:p>
          </table:table-cell>
          <table:table-cell office:value-type="string" table:style-name="ce1">
            <text:p>POLICE FEDERATION JOINT FUN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71.16" table:style-name="ce4">
            <text:p><text:s/>£471.16<text:s/></text:p>
          </table:table-cell>
          <table:table-cell office:value-type="string" table:style-name="ce1">
            <text:p>POLICE RESOURCES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22.5" table:style-name="ce4">
            <text:p><text:s/>£1,922.50<text:s/></text:p>
          </table:table-cell>
          <table:table-cell office:value-type="string" table:style-name="ce1">
            <text:p>POPE CONSULT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548.65" table:style-name="ce4">
            <text:p><text:s/>£7,548.65<text:s/></text:p>
          </table:table-cell>
          <table:table-cell office:value-type="string" table:style-name="ce1">
            <text:p>PORTAKABI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1.27000000000001" table:style-name="ce4">
            <text:p><text:s/>£151.27<text:s/></text:p>
          </table:table-cell>
          <table:table-cell office:value-type="string" table:style-name="ce1">
            <text:p>POSTURITE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600" table:style-name="ce4">
            <text:p><text:s/>£3,600.00<text:s/></text:p>
          </table:table-cell>
          <table:table-cell office:value-type="string" table:style-name="ce1">
            <text:p>PRECISE MEDIA MONITORING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27.25" table:style-name="ce4">
            <text:p><text:s/>£227.25<text:s/></text:p>
          </table:table-cell>
          <table:table-cell office:value-type="string" table:style-name="ce1">
            <text:p>PREMIER PAPE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2345.43" table:style-name="ce4">
            <text:p><text:s/>£102,345.43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46.85" table:style-name="ce4">
            <text:p><text:s/>£846.85<text:s/></text:p>
          </table:table-cell>
          <table:table-cell office:value-type="string" table:style-name="ce1">
            <text:p>PRIMETAK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6.61" table:style-name="ce4">
            <text:p><text:s/>£26.61<text:s/></text:p>
          </table:table-cell>
          <table:table-cell office:value-type="string" table:style-name="ce1">
            <text:p>PROBIK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7" table:style-name="ce4">
            <text:p><text:s/>£327.00<text:s/></text:p>
          </table:table-cell>
          <table:table-cell office:value-type="string" table:style-name="ce1">
            <text:p>PROBRAND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133.26" table:style-name="ce4">
            <text:p><text:s/>£5,133.26<text:s/></text:p>
          </table:table-cell>
          <table:table-cell office:value-type="string" table:style-name="ce1">
            <text:p>PROJECT PEOPL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61.48" table:style-name="ce4">
            <text:p><text:s/>£2,061.48<text:s/></text:p>
          </table:table-cell>
          <table:table-cell office:value-type="string" table:style-name="ce1">
            <text:p>PRO-TECT SAFETY SIG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1397.1" table:style-name="ce4">
            <text:p><text:s/>£111,397.10<text:s/></text:p>
          </table:table-cell>
          <table:table-cell office:value-type="string" table:style-name="ce1">
            <text:p>PRUDENTIAL LOCAL GOVERNMENT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44781.67000000001" table:style-name="ce4">
            <text:p><text:s/>£144,781.67<text:s/></text:p>
          </table:table-cell>
          <table:table-cell office:value-type="string" table:style-name="ce1">
            <text:p>PSL PRINT MANAG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0" table:style-name="ce4">
            <text:p><text:s/>£350.00<text:s/></text:p>
          </table:table-cell>
          <table:table-cell office:value-type="string" table:style-name="ce1">
            <text:p>PSYDRIV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5000" table:style-name="ce4">
            <text:p><text:s/>£15,000.00<text:s/></text:p>
          </table:table-cell>
          <table:table-cell office:value-type="string" table:style-name="ce1">
            <text:p>PTSG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20.38" table:style-name="ce4">
            <text:p><text:s/>£1,720.38<text:s/></text:p>
          </table:table-cell>
          <table:table-cell office:value-type="string" table:style-name="ce1">
            <text:p>PUREX INTERNATIONAL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367.35" table:style-name="ce4">
            <text:p><text:s/>£6,367.35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30" table:style-name="ce4">
            <text:p><text:s/>£2,030.00<text:s/></text:p>
          </table:table-cell>
          <table:table-cell office:value-type="string" table:style-name="ce1">
            <text:p>Q ELECTRONIC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13.6" table:style-name="ce4">
            <text:p><text:s/>£813.60<text:s/></text:p>
          </table:table-cell>
          <table:table-cell office:value-type="string" table:style-name="ce1">
            <text:p>QA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76" table:style-name="ce4">
            <text:p><text:s/>£1,076.00<text:s/></text:p>
          </table:table-cell>
          <table:table-cell office:value-type="string" table:style-name="ce1">
            <text:p>QRO SOLUTIONS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012.39" table:style-name="ce4">
            <text:p><text:s/>£17,012.39<text:s/></text:p>
          </table:table-cell>
          <table:table-cell office:value-type="string" table:style-name="ce1">
            <text:p>QUADIENT (NEOPOST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90.99" table:style-name="ce4">
            <text:p><text:s/>£690.99<text:s/></text:p>
          </table:table-cell>
          <table:table-cell office:value-type="string" table:style-name="ce1">
            <text:p>RAP INDUSTRI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04.25" table:style-name="ce4">
            <text:p><text:s/>£2,704.25<text:s/></text:p>
          </table:table-cell>
          <table:table-cell office:value-type="string" table:style-name="ce1">
            <text:p>RAPID RACK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5.27" table:style-name="ce4">
            <text:p><text:s/>£55.27<text:s/></text:p>
          </table:table-cell>
          <table:table-cell office:value-type="string" table:style-name="ce1">
            <text:p>RB EQUESTRIAN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59.1" table:style-name="ce4">
            <text:p><text:s/>£159.10<text:s/></text:p>
          </table:table-cell>
          <table:table-cell office:value-type="string" table:style-name="ce1">
            <text:p>READING TRANSPOR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5" table:style-name="ce4">
            <text:p><text:s/>£105.00<text:s/></text:p>
          </table:table-cell>
          <table:table-cell office:value-type="string" table:style-name="ce1">
            <text:p>REDBOURN MOT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41.45000000000005" table:style-name="ce4">
            <text:p><text:s/>£541.45<text:s/></text:p>
          </table:table-cell>
          <table:table-cell office:value-type="string" table:style-name="ce1">
            <text:p>REDPOST EQUESTRIAN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06.39" table:style-name="ce4">
            <text:p><text:s/>£306.39<text:s/></text:p>
          </table:table-cell>
          <table:table-cell office:value-type="string" table:style-name="ce1">
            <text:p>REDTRONIC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9200" table:style-name="ce4">
            <text:p><text:s/>£209,200.00<text:s/></text:p>
          </table:table-cell>
          <table:table-cell office:value-type="string" table:style-name="ce1">
            <text:p>REED TALENT SOLUTIONS T/A CONSULTANCY +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49.88" table:style-name="ce4">
            <text:p><text:s/>£1,349.88<text:s/></text:p>
          </table:table-cell>
          <table:table-cell office:value-type="string" table:style-name="ce1">
            <text:p>REFLEX MEDIC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3404.519999999997" table:style-name="ce4">
            <text:p><text:s/>£33,404.52<text:s/></text:p>
          </table:table-cell>
          <table:table-cell office:value-type="string" table:style-name="ce1">
            <text:p>REGENCY REAL ESTAT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759.35" table:style-name="ce4">
            <text:p><text:s/>£8,759.35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597.8" table:style-name="ce4">
            <text:p><text:s/>£1,597.80<text:s/></text:p>
          </table:table-cell>
          <table:table-cell office:value-type="string" table:style-name="ce1">
            <text:p>RENTOKI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087.03" table:style-name="ce4">
            <text:p><text:s/>£7,087.03<text:s/></text:p>
          </table:table-cell>
          <table:table-cell office:value-type="string" table:style-name="ce1">
            <text:p>REYNOLDS BLIND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8" table:style-name="ce4">
            <text:p><text:s/>£238.00<text:s/></text:p>
          </table:table-cell>
          <table:table-cell office:value-type="string" table:style-name="ce1">
            <text:p>RG10 MARKET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485.7199999999998" table:style-name="ce4">
            <text:p><text:s/>£2,485.72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681.78" table:style-name="ce4">
            <text:p><text:s/>£4,681.78<text:s/></text:p>
          </table:table-cell>
          <table:table-cell office:value-type="string" table:style-name="ce1">
            <text:p>RICHARD BYRNE PROPERTY MAINTENANC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747.59" table:style-name="ce4">
            <text:p><text:s/>£21,747.59<text:s/></text:p>
          </table:table-cell>
          <table:table-cell office:value-type="string" table:style-name="ce1">
            <text:p>RICHELL VEHICLE CONVERSION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902" table:style-name="ce4">
            <text:p><text:s/>£14,902.00<text:s/></text:p>
          </table:table-cell>
          <table:table-cell office:value-type="string" table:style-name="ce1">
            <text:p>RIDGE &amp; PARTNER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0" table:style-name="ce4">
            <text:p><text:s/>£150.00<text:s/></text:p>
          </table:table-cell>
          <table:table-cell office:value-type="string" table:style-name="ce1">
            <text:p>RIDG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932.82" table:style-name="ce4">
            <text:p><text:s/>£20,932.82<text:s/></text:p>
          </table:table-cell>
          <table:table-cell office:value-type="string" table:style-name="ce1">
            <text:p>ROBERT HALF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648" table:style-name="ce4">
            <text:p><text:s/>£5,648.00<text:s/></text:p>
          </table:table-cell>
          <table:table-cell office:value-type="string" table:style-name="ce1">
            <text:p>ROSSDALE &amp; PARTNER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85.9" table:style-name="ce4">
            <text:p><text:s/>£3,585.90<text:s/></text:p>
          </table:table-cell>
          <table:table-cell office:value-type="string" table:style-name="ce1">
            <text:p>ROYAL MAI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95" table:style-name="ce4">
            <text:p><text:s/>£5,295.00<text:s/></text:p>
          </table:table-cell>
          <table:table-cell office:value-type="string" table:style-name="ce1">
            <text:p>RPS GROUP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41.97" table:style-name="ce4">
            <text:p><text:s/>£441.97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435.32" table:style-name="ce4">
            <text:p><text:s/>£5,435.32<text:s/></text:p>
          </table:table-cell>
          <table:table-cell office:value-type="string" table:style-name="ce1">
            <text:p>RSG ENGINEERING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353" table:style-name="ce4">
            <text:p><text:s/>£5,353.00<text:s/></text:p>
          </table:table-cell>
          <table:table-cell office:value-type="string" table:style-name="ce1">
            <text:p>RSP RAIL TRAVEL ACCOUNT (ATOC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14.4" table:style-name="ce4">
            <text:p><text:s/>£1,314.4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17.2" table:style-name="ce4">
            <text:p><text:s/>£1,017.20<text:s/></text:p>
          </table:table-cell>
          <table:table-cell office:value-type="string" table:style-name="ce1">
            <text:p>S P SERVIC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475" table:style-name="ce4">
            <text:p><text:s/>£1,475.00<text:s/></text:p>
          </table:table-cell>
          <table:table-cell office:value-type="string" table:style-name="ce1">
            <text:p>S YAFFY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2946.75" table:style-name="ce4">
            <text:p><text:s/>£22,946.75<text:s/></text:p>
          </table:table-cell>
          <table:table-cell office:value-type="string" table:style-name="ce1">
            <text:p>SAFELIVE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16.8800000000001" table:style-name="ce4">
            <text:p><text:s/>£1,216.88<text:s/></text:p>
          </table:table-cell>
          <table:table-cell office:value-type="string" table:style-name="ce1">
            <text:p>SAFEN3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06.97" table:style-name="ce4">
            <text:p><text:s/>£1,706.97<text:s/></text:p>
          </table:table-cell>
          <table:table-cell office:value-type="string" table:style-name="ce1">
            <text:p>SAFETY KLEEN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50" table:style-name="ce4">
            <text:p><text:s/>£3,850.00<text:s/></text:p>
          </table:table-cell>
          <table:table-cell office:value-type="string" table:style-name="ce1">
            <text:p>SALUS BUILDING CONTROL CONSULTANT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25" table:style-name="ce4">
            <text:p><text:s/>£825.00<text:s/></text:p>
          </table:table-cell>
          <table:table-cell office:value-type="string" table:style-name="ce1">
            <text:p>SANCUS OPERA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7.92" table:style-name="ce4">
            <text:p><text:s/>£67.92<text:s/></text:p>
          </table:table-cell>
          <table:table-cell office:value-type="string" table:style-name="ce1">
            <text:p>SAS SECURITY PRODUC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8410.15000000002" table:style-name="ce4">
            <text:p><text:s/>£288,410.15<text:s/></text:p>
          </table:table-cell>
          <table:table-cell office:value-type="string" table:style-name="ce1">
            <text:p>SASSE FACILITIES MANAGEM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042.87" table:style-name="ce4">
            <text:p><text:s/>£3,042.87<text:s/></text:p>
          </table:table-cell>
          <table:table-cell office:value-type="string" table:style-name="ce1">
            <text:p>SBI TACPRO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99.71" table:style-name="ce4">
            <text:p><text:s/>£799.71<text:s/></text:p>
          </table:table-cell>
          <table:table-cell office:value-type="string" table:style-name="ce1">
            <text:p>SCREWFIX DIREC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46.9" table:style-name="ce4">
            <text:p><text:s/>£646.90<text:s/></text:p>
          </table:table-cell>
          <table:table-cell office:value-type="string" table:style-name="ce1">
            <text:p>SELECTAMARK SECURITY SYSTEMS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048.06" table:style-name="ce4">
            <text:p><text:s/>£10,048.06<text:s/></text:p>
          </table:table-cell>
          <table:table-cell office:value-type="string" table:style-name="ce1">
            <text:p>SELLICK PARTNERSHIP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333" table:style-name="ce4">
            <text:p><text:s/>£2,333.00<text:s/></text:p>
          </table:table-cell>
          <table:table-cell office:value-type="string" table:style-name="ce1">
            <text:p>SENATOR INTERNATIONAL T/A TEAL FURNITUR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57" table:style-name="ce4">
            <text:p><text:s/>£957.00<text:s/></text:p>
          </table:table-cell>
          <table:table-cell office:value-type="string" table:style-name="ce1">
            <text:p>SERCO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1.37" table:style-name="ce4">
            <text:p><text:s/>£41.37<text:s/></text:p>
          </table:table-cell>
          <table:table-cell office:value-type="string" table:style-name="ce1">
            <text:p>SES BUSINESS WATER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14.17" table:style-name="ce4">
            <text:p><text:s/>£1,214.17<text:s/></text:p>
          </table:table-cell>
          <table:table-cell office:value-type="string" table:style-name="ce1">
            <text:p>SET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40.8" table:style-name="ce4">
            <text:p><text:s/>£440.80<text:s/></text:p>
          </table:table-cell>
          <table:table-cell office:value-type="string" table:style-name="ce1">
            <text:p>SHAW HOUS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702.5" table:style-name="ce4">
            <text:p><text:s/>£3,702.50<text:s/></text:p>
          </table:table-cell>
          <table:table-cell office:value-type="string" table:style-name="ce1">
            <text:p>SIDNEY H HOOPER &amp;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52" table:style-name="ce4">
            <text:p><text:s/>£1,052.00<text:s/></text:p>
          </table:table-cell>
          <table:table-cell office:value-type="string" table:style-name="ce1">
            <text:p>SIGMA SECURITY DEVIC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05" table:style-name="ce4">
            <text:p><text:s/>£805.00<text:s/></text:p>
          </table:table-cell>
          <table:table-cell office:value-type="string" table:style-name="ce1">
            <text:p>SIMONE SURVEY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60" table:style-name="ce4">
            <text:p><text:s/>£560.00<text:s/></text:p>
          </table:table-cell>
          <table:table-cell office:value-type="string" table:style-name="ce1">
            <text:p>SINTONS LIMITED LIABILITY PARTNERSHI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37.39" table:style-name="ce4">
            <text:p><text:s/>£737.39<text:s/></text:p>
          </table:table-cell>
          <table:table-cell office:value-type="string" table:style-name="ce1">
            <text:p>SIT STAND TRAD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285.5" table:style-name="ce4">
            <text:p><text:s/>£7,285.50<text:s/></text:p>
          </table:table-cell>
          <table:table-cell office:value-type="string" table:style-name="ce1">
            <text:p>SKILLS FOR JUSTI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867.5" table:style-name="ce4">
            <text:p><text:s/>£7,867.50<text:s/></text:p>
          </table:table-cell>
          <table:table-cell office:value-type="string" table:style-name="ce1">
            <text:p>SKILLSARENA CORPORATE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4" table:style-name="ce4">
            <text:p><text:s/>£14.00<text:s/></text:p>
          </table:table-cell>
          <table:table-cell office:value-type="string" table:style-name="ce1">
            <text:p>SKYGUARD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1172.19" table:style-name="ce4">
            <text:p><text:s/>£31,172.19<text:s/></text:p>
          </table:table-cell>
          <table:table-cell office:value-type="string" table:style-name="ce1">
            <text:p>SLOUGH CHILDREN FIRS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813.74" table:style-name="ce4">
            <text:p><text:s/>£3,813.74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459.7" table:style-name="ce4">
            <text:p><text:s/>£17,459.7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76.67" table:style-name="ce4">
            <text:p><text:s/>£1,376.67<text:s/></text:p>
          </table:table-cell>
          <table:table-cell office:value-type="string" table:style-name="ce1">
            <text:p>SNAP ON DIAGNOSTIC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69.9100000000001" table:style-name="ce4">
            <text:p><text:s/>£1,269.91<text:s/></text:p>
          </table:table-cell>
          <table:table-cell office:value-type="string" table:style-name="ce1">
            <text:p>SNAP ON UK HOLDING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25.2600000000002" table:style-name="ce4">
            <text:p><text:s/>£2,525.26<text:s/></text:p>
          </table:table-cell>
          <table:table-cell office:value-type="string" table:style-name="ce1">
            <text:p>SNOWS CITROEN BASINGSTOK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0000" table:style-name="ce4">
            <text:p><text:s/>£140,000.00<text:s/></text:p>
          </table:table-cell>
          <table:table-cell office:value-type="string" table:style-name="ce1">
            <text:p>SOFEA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90575" table:style-name="ce4">
            <text:p><text:s/>£190,575.00<text:s/></text:p>
          </table:table-cell>
          <table:table-cell office:value-type="string" table:style-name="ce1">
            <text:p>SOFTCAT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680.5" table:style-name="ce4">
            <text:p><text:s/>£3,680.50<text:s/></text:p>
          </table:table-cell>
          <table:table-cell office:value-type="string" table:style-name="ce1">
            <text:p>SOLON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740.75" table:style-name="ce4">
            <text:p><text:s/>£8,740.75<text:s/></text:p>
          </table:table-cell>
          <table:table-cell office:value-type="string" table:style-name="ce1">
            <text:p>SONIC COMMUNICATIONS (INT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151.48" table:style-name="ce4">
            <text:p><text:s/>£2,151.48<text:s/></text:p>
          </table:table-cell>
          <table:table-cell office:value-type="string" table:style-name="ce1">
            <text:p>SOVEREIGN HOUSING ASSOCIATION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69.27" table:style-name="ce4">
            <text:p><text:s/>£2,369.27<text:s/></text:p>
          </table:table-cell>
          <table:table-cell office:value-type="string" table:style-name="ce1">
            <text:p>SPECIALIST CARS LTD T/A SYTNER STEVENA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9.97" table:style-name="ce4">
            <text:p><text:s/>£359.97<text:s/></text:p>
          </table:table-cell>
          <table:table-cell office:value-type="string" table:style-name="ce1">
            <text:p>SPECIALIST COMPUTER CENTRE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50" table:style-name="ce4">
            <text:p><text:s/>£1,950.00<text:s/></text:p>
          </table:table-cell>
          <table:table-cell office:value-type="string" table:style-name="ce1">
            <text:p>SPECIALITY OXYGEN SERVIC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54.98" table:style-name="ce4">
            <text:p><text:s/>£654.98<text:s/></text:p>
          </table:table-cell>
          <table:table-cell office:value-type="string" table:style-name="ce1">
            <text:p>SPORTSBIKESHO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78.64" table:style-name="ce4">
            <text:p><text:s/>£3,278.64<text:s/></text:p>
          </table:table-cell>
          <table:table-cell office:value-type="string" table:style-name="ce1">
            <text:p>SSE ENERGY SUPPLY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4.79000000000002" table:style-name="ce4">
            <text:p><text:s/>£294.79<text:s/></text:p>
          </table:table-cell>
          <table:table-cell office:value-type="string" table:style-name="ce1">
            <text:p>SSS PUBLIC SAFETY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79.45" table:style-name="ce4">
            <text:p><text:s/>£279.45<text:s/></text:p>
          </table:table-cell>
          <table:table-cell office:value-type="string" table:style-name="ce1">
            <text:p>ST NEOTS MOTORCYLE COMPAN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53.06" table:style-name="ce4">
            <text:p><text:s/>£2,053.06<text:s/></text:p>
          </table:table-cell>
          <table:table-cell office:value-type="string" table:style-name="ce1">
            <text:p>ST THOMAS CROSS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3.01" table:style-name="ce4">
            <text:p><text:s/>£83.01<text:s/></text:p>
          </table:table-cell>
          <table:table-cell office:value-type="string" table:style-name="ce1">
            <text:p>STAMPS DIREC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857.5499999999993" table:style-name="ce4">
            <text:p><text:s/>£9,857.5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63.44" table:style-name="ce4">
            <text:p><text:s/>£1,663.44<text:s/></text:p>
          </table:table-cell>
          <table:table-cell office:value-type="string" table:style-name="ce1">
            <text:p>STEARN ELECTRI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.02" table:style-name="ce4">
            <text:p><text:s/>£20.02<text:s/></text:p>
          </table:table-cell>
          <table:table-cell office:value-type="string" table:style-name="ce1">
            <text:p>STEVEN EAGELL LTD - FROGMO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8.9" table:style-name="ce4">
            <text:p><text:s/>£248.90<text:s/></text:p>
          </table:table-cell>
          <table:table-cell office:value-type="string" table:style-name="ce1">
            <text:p>STEVEN EAGELL TOYOTA - RAMSEY ROA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.92" table:style-name="ce4">
            <text:p><text:s/>£11.92<text:s/></text:p>
          </table:table-cell>
          <table:table-cell office:value-type="string" table:style-name="ce1">
            <text:p>STEVEN EAGELL TOYOTA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34.2700000000004" table:style-name="ce4">
            <text:p><text:s/>£4,934.27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4">
            <text:p><text:s/>£300.00<text:s/></text:p>
          </table:table-cell>
          <table:table-cell office:value-type="string" table:style-name="ce1">
            <text:p>STORRY A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1258" table:style-name="ce4">
            <text:p><text:s/>£21,258.00<text:s/></text:p>
          </table:table-cell>
          <table:table-cell office:value-type="string" table:style-name="ce1">
            <text:p>STREAMLINED FORENSIC REPOR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896" table:style-name="ce4">
            <text:p><text:s/>£2,896.00<text:s/></text:p>
          </table:table-cell>
          <table:table-cell office:value-type="string" table:style-name="ce1">
            <text:p>STRUCTURAL &amp; BUILDING DESIGN CONSULTANT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50.08" table:style-name="ce4">
            <text:p><text:s/>£1,050.08<text:s/></text:p>
          </table:table-cell>
          <table:table-cell office:value-type="string" table:style-name="ce1">
            <text:p>SUNBELT RENTAL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95" table:style-name="ce4">
            <text:p><text:s/>£395.00<text:s/></text:p>
          </table:table-cell>
          <table:table-cell office:value-type="string" table:style-name="ce1">
            <text:p>SUPER RECOGNISERS INTERNATION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85" table:style-name="ce4">
            <text:p><text:s/>£1,785.00<text:s/></text:p>
          </table:table-cell>
          <table:table-cell office:value-type="string" table:style-name="ce1">
            <text:p>SWAN FIRE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69" table:style-name="ce4">
            <text:p><text:s/>£869.00<text:s/></text:p>
          </table:table-cell>
          <table:table-cell office:value-type="string" table:style-name="ce1">
            <text:p>SWITCHSHOP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722.5" table:style-name="ce4">
            <text:p><text:s/>£4,722.50<text:s/></text:p>
          </table:table-cell>
          <table:table-cell office:value-type="string" table:style-name="ce1">
            <text:p>SYNETIQ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5625" table:style-name="ce4">
            <text:p><text:s/>£115,625.00<text:s/></text:p>
          </table:table-cell>
          <table:table-cell office:value-type="string" table:style-name="ce1">
            <text:p>SYSTEMS TECHNOLOGY CONSULTA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12.78" table:style-name="ce4">
            <text:p><text:s/>£212.78<text:s/></text:p>
          </table:table-cell>
          <table:table-cell office:value-type="string" table:style-name="ce1">
            <text:p>SYTNER HIGH WYCOMB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5.21" table:style-name="ce4">
            <text:p><text:s/>£255.21<text:s/></text:p>
          </table:table-cell>
          <table:table-cell office:value-type="string" table:style-name="ce1">
            <text:p>SYTNER LUTO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25" table:style-name="ce4">
            <text:p><text:s/>£825.00<text:s/></text:p>
          </table:table-cell>
          <table:table-cell office:value-type="string" table:style-name="ce1">
            <text:p>T T TRAIN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58.92" table:style-name="ce4">
            <text:p><text:s/>£1,058.92<text:s/></text:p>
          </table:table-cell>
          <table:table-cell office:value-type="string" table:style-name="ce1">
            <text:p>TAYLORS TOO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50" table:style-name="ce4">
            <text:p><text:s/>£2,850.00<text:s/></text:p>
          </table:table-cell>
          <table:table-cell office:value-type="string" table:style-name="ce1">
            <text:p>TDC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50.95000000000005" table:style-name="ce4">
            <text:p><text:s/>£550.95<text:s/></text:p>
          </table:table-cell>
          <table:table-cell office:value-type="string" table:style-name="ce1">
            <text:p>TEAMSTRID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48.28" table:style-name="ce4">
            <text:p><text:s/>£148.28<text:s/></text:p>
          </table:table-cell>
          <table:table-cell office:value-type="string" table:style-name="ce1">
            <text:p>TELTONIKA UNITED KINGDOM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40.44" table:style-name="ce4">
            <text:p><text:s/>£2,040.44<text:s/></text:p>
          </table:table-cell>
          <table:table-cell office:value-type="string" table:style-name="ce1">
            <text:p>TENON FM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19.5" table:style-name="ce4">
            <text:p><text:s/>£719.50<text:s/></text:p>
          </table:table-cell>
          <table:table-cell office:value-type="string" table:style-name="ce1">
            <text:p>TETRA SCENE OF CRIME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36.47" table:style-name="ce4">
            <text:p><text:s/>£436.47<text:s/></text:p>
          </table:table-cell>
          <table:table-cell office:value-type="string" table:style-name="ce1">
            <text:p>TG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998.42" table:style-name="ce4">
            <text:p><text:s/>£11,998.42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406" table:style-name="ce4">
            <text:p><text:s/>£4,406.00<text:s/></text:p>
          </table:table-cell>
          <table:table-cell office:value-type="string" table:style-name="ce1">
            <text:p>THAMES VALLEY MAINTENANCE (OXFORD) LIMI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701.5" table:style-name="ce4">
            <text:p><text:s/>£10,701.50<text:s/></text:p>
          </table:table-cell>
          <table:table-cell office:value-type="string" table:style-name="ce1">
            <text:p>THAMES VALLEY PARTNERSHI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35421.3" table:style-name="ce4">
            <text:p><text:s/>£735,421.30<text:s/></text:p>
          </table:table-cell>
          <table:table-cell office:value-type="string" table:style-name="ce1">
            <text:p>THE AUTOMOBILE ASSOCIATIO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000" table:style-name="ce4">
            <text:p><text:s/>£10,000.00<text:s/></text:p>
          </table:table-cell>
          <table:table-cell office:value-type="string" table:style-name="ce1">
            <text:p>THE BREATH CONNECTIO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329.95" table:style-name="ce4">
            <text:p><text:s/>£4,329.95<text:s/></text:p>
          </table:table-cell>
          <table:table-cell office:value-type="string" table:style-name="ce1">
            <text:p>THE ELEC GROUP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0" table:style-name="ce4">
            <text:p><text:s/>£1,170.00<text:s/></text:p>
          </table:table-cell>
          <table:table-cell office:value-type="string" table:style-name="ce1">
            <text:p>THE HEIGHTEC GROU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353.5499999999993" table:style-name="ce4">
            <text:p><text:s/>£8,353.55<text:s/></text:p>
          </table:table-cell>
          <table:table-cell office:value-type="string" table:style-name="ce1">
            <text:p>THE HOTLINE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9.25" table:style-name="ce4">
            <text:p><text:s/>£599.25<text:s/></text:p>
          </table:table-cell>
          <table:table-cell office:value-type="string" table:style-name="ce1">
            <text:p>THE INVESTIGATOR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00" table:style-name="ce4">
            <text:p><text:s/>£900.00<text:s/></text:p>
          </table:table-cell>
          <table:table-cell office:value-type="string" table:style-name="ce1">
            <text:p>THE OXFORD BELFRY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16.69" table:style-name="ce4">
            <text:p><text:s/>£816.69<text:s/></text:p>
          </table:table-cell>
          <table:table-cell office:value-type="string" table:style-name="ce1">
            <text:p>THE POLICE TREATMENT CENTRE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160.61" table:style-name="ce4">
            <text:p><text:s/>£2,160.61<text:s/></text:p>
          </table:table-cell>
          <table:table-cell office:value-type="string" table:style-name="ce1">
            <text:p>THE RALPH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7.06" table:style-name="ce4">
            <text:p><text:s/>£77.06<text:s/></text:p>
          </table:table-cell>
          <table:table-cell office:value-type="string" table:style-name="ce1">
            <text:p>THE REPLACEBASE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50" table:style-name="ce4">
            <text:p><text:s/>£450.00<text:s/></text:p>
          </table:table-cell>
          <table:table-cell office:value-type="string" table:style-name="ce1">
            <text:p>THERAPY PRACTI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25" table:style-name="ce4">
            <text:p><text:s/>£525.00<text:s/></text:p>
          </table:table-cell>
          <table:table-cell office:value-type="string" table:style-name="ce1">
            <text:p>THINK DIFFERENT EVENT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0" table:style-name="ce4">
            <text:p><text:s/>£60.00<text:s/></text:p>
          </table:table-cell>
          <table:table-cell office:value-type="string" table:style-name="ce1">
            <text:p>THREADWORX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112.91" table:style-name="ce4">
            <text:p><text:s/>£7,112.91<text:s/></text:p>
          </table:table-cell>
          <table:table-cell office:value-type="string" table:style-name="ce1">
            <text:p>THRIFTY CAR RENTA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91" table:style-name="ce4">
            <text:p><text:s/>£1,091.00<text:s/></text:p>
          </table:table-cell>
          <table:table-cell office:value-type="string" table:style-name="ce1">
            <text:p>TODD RESEARCH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9.79" table:style-name="ce4">
            <text:p><text:s/>£129.79<text:s/></text:p>
          </table:table-cell>
          <table:table-cell office:value-type="string" table:style-name="ce1">
            <text:p>TOOMEY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48.97" table:style-name="ce4">
            <text:p><text:s/>£1,748.97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766.66" table:style-name="ce4">
            <text:p><text:s/>£43,766.66<text:s/></text:p>
          </table:table-cell>
          <table:table-cell office:value-type="string" table:style-name="ce1">
            <text:p>TOTALENERGIES GAS &amp; POWER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63.5" table:style-name="ce4">
            <text:p><text:s/>£1,863.50<text:s/></text:p>
          </table:table-cell>
          <table:table-cell office:value-type="string" table:style-name="ce1">
            <text:p>TOYE KENNING &amp; SPENCER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398.24" table:style-name="ce4">
            <text:p><text:s/>£6,398.24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0" table:style-name="ce4">
            <text:p><text:s/>£590.00<text:s/></text:p>
          </table:table-cell>
          <table:table-cell office:value-type="string" table:style-name="ce1">
            <text:p>TRAIN AID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8.85" table:style-name="ce4">
            <text:p><text:s/>£38.85<text:s/></text:p>
          </table:table-cell>
          <table:table-cell office:value-type="string" table:style-name="ce1">
            <text:p>TRAINING QUALIFICATIONS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9162.22" table:style-name="ce4">
            <text:p><text:s/>£179,162.22<text:s/></text:p>
          </table:table-cell>
          <table:table-cell office:value-type="string" table:style-name="ce1">
            <text:p>TRAVELPERK UK IR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83.74" table:style-name="ce4">
            <text:p><text:s/>£683.74<text:s/></text:p>
          </table:table-cell>
          <table:table-cell office:value-type="string" table:style-name="ce1">
            <text:p>TREMORFA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55.75" table:style-name="ce4">
            <text:p><text:s/>£1,655.75<text:s/></text:p>
          </table:table-cell>
          <table:table-cell office:value-type="string" table:style-name="ce1">
            <text:p>TREVOR HUMPHREYS S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257.02" table:style-name="ce4">
            <text:p><text:s/>£5,257.02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441.7" table:style-name="ce4">
            <text:p><text:s/>£5,441.70<text:s/></text:p>
          </table:table-cell>
          <table:table-cell office:value-type="string" table:style-name="ce1">
            <text:p>TRI-TECH 3D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55" table:style-name="ce4">
            <text:p><text:s/>£1,755.00<text:s/></text:p>
          </table:table-cell>
          <table:table-cell office:value-type="string" table:style-name="ce1">
            <text:p>TR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400.45" table:style-name="ce4">
            <text:p><text:s/>£7,400.45<text:s/></text:p>
          </table:table-cell>
          <table:table-cell office:value-type="string" table:style-name="ce1">
            <text:p>TRUECALL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225.99" table:style-name="ce4">
            <text:p><text:s/>£8,225.99<text:s/></text:p>
          </table:table-cell>
          <table:table-cell office:value-type="string" table:style-name="ce1">
            <text:p>TRUSTCO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9060" table:style-name="ce4">
            <text:p><text:s/>£29,060.00<text:s/></text:p>
          </table:table-cell>
          <table:table-cell office:value-type="string" table:style-name="ce1">
            <text:p>TURNER &amp; TOWNSEND PROJECT MANAGEMEN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27.02" table:style-name="ce4">
            <text:p><text:s/>£727.02<text:s/></text:p>
          </table:table-cell>
          <table:table-cell office:value-type="string" table:style-name="ce1">
            <text:p>TWEEDMOUTH SERVICE S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642.1" table:style-name="ce4">
            <text:p><text:s/>£12,642.10<text:s/></text:p>
          </table:table-cell>
          <table:table-cell office:value-type="string" table:style-name="ce1">
            <text:p>UK TELEMATIC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22" table:style-name="ce4">
            <text:p><text:s/>£1,122.00<text:s/></text:p>
          </table:table-cell>
          <table:table-cell office:value-type="string" table:style-name="ce1">
            <text:p>UKA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186" table:style-name="ce4">
            <text:p><text:s/>£17,186.00<text:s/></text:p>
          </table:table-cell>
          <table:table-cell office:value-type="string" table:style-name="ce1">
            <text:p>ULTIMAT DEFENCE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05" table:style-name="ce4">
            <text:p><text:s/>£505.00<text:s/></text:p>
          </table:table-cell>
          <table:table-cell office:value-type="string" table:style-name="ce1">
            <text:p>UNITED SCIENTIFIC INSTRUMENT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560" table:style-name="ce4">
            <text:p><text:s/>£11,560.00<text:s/></text:p>
          </table:table-cell>
          <table:table-cell office:value-type="string" table:style-name="ce1">
            <text:p>UNIVERSITY OF NORTHAMPTON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125" table:style-name="ce4">
            <text:p><text:s/>£11,125.00<text:s/></text:p>
          </table:table-cell>
          <table:table-cell office:value-type="string" table:style-name="ce1">
            <text:p>UNIVERSITY OF PORTSMOUTH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900" table:style-name="ce4">
            <text:p><text:s/>£8,900.00<text:s/></text:p>
          </table:table-cell>
          <table:table-cell office:value-type="string" table:style-name="ce1">
            <text:p>UNIVERSITY OF SUNDERLAN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58.45" table:style-name="ce4">
            <text:p><text:s/>£1,058.45<text:s/></text:p>
          </table:table-cell>
          <table:table-cell office:value-type="string" table:style-name="ce1">
            <text:p>USS CATERING EQUIP SERV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0" table:style-name="ce4">
            <text:p><text:s/>£350.00<text:s/></text:p>
          </table:table-cell>
          <table:table-cell office:value-type="string" table:style-name="ce1">
            <text:p>VERGO PEST MANAGEMENT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3.51" table:style-name="ce4">
            <text:p><text:s/>£1,273.51<text:s/></text:p>
          </table:table-cell>
          <table:table-cell office:value-type="string" table:style-name="ce1">
            <text:p>VETS NOW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2" table:style-name="ce4">
            <text:p><text:s/>£22.00<text:s/></text:p>
          </table:table-cell>
          <table:table-cell office:value-type="string" table:style-name="ce1">
            <text:p>VIRGIN MEDIA BUSINES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2802.29" table:style-name="ce4">
            <text:p><text:s/>£22,802.29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039.04" table:style-name="ce4">
            <text:p><text:s/>£8,039.04<text:s/></text:p>
          </table:table-cell>
          <table:table-cell office:value-type="string" table:style-name="ce1">
            <text:p>VODAFONE LTD (FIN OPS)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30.44" table:style-name="ce4">
            <text:p><text:s/>£1,730.44<text:s/></text:p>
          </table:table-cell>
          <table:table-cell office:value-type="string" table:style-name="ce1">
            <text:p>VOHKUS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43314.91" table:style-name="ce4">
            <text:p><text:s/>£343,314.91<text:s/></text:p>
          </table:table-cell>
          <table:table-cell office:value-type="string" table:style-name="ce1">
            <text:p>VOLVO 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19.31" table:style-name="ce4">
            <text:p><text:s/>£819.31<text:s/></text:p>
          </table:table-cell>
          <table:table-cell office:value-type="string" table:style-name="ce1">
            <text:p>VP PLC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745.56" table:style-name="ce4">
            <text:p><text:s/>£35,745.56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1159.8" table:style-name="ce4">
            <text:p><text:s/>£81,159.80<text:s/></text:p>
          </table:table-cell>
          <table:table-cell office:value-type="string" table:style-name="ce1">
            <text:p>VW GROUP UK LTD -COMMERCIAL VEHICL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2812.92" table:style-name="ce4">
            <text:p><text:s/>£72,812.92<text:s/></text:p>
          </table:table-cell>
          <table:table-cell office:value-type="string" table:style-name="ce1">
            <text:p>VW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07.03" table:style-name="ce4">
            <text:p><text:s/>£3,007.03<text:s/></text:p>
          </table:table-cell>
          <table:table-cell office:value-type="string" table:style-name="ce1">
            <text:p>W MILLIGAN AND S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290.75" table:style-name="ce4">
            <text:p><text:s/>£25,290.75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53" table:style-name="ce4">
            <text:p><text:s/>£553.00<text:s/></text:p>
          </table:table-cell>
          <table:table-cell office:value-type="string" table:style-name="ce1">
            <text:p>WAREHOUSE EXPRES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5" table:style-name="ce4">
            <text:p><text:s/>£75.00<text:s/></text:p>
          </table:table-cell>
          <table:table-cell office:value-type="string" table:style-name="ce1">
            <text:p>WASHTEC (UK)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56.31" table:style-name="ce4">
            <text:p><text:s/>£2,356.31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959.59" table:style-name="ce4">
            <text:p><text:s/>£25,959.59<text:s/></text:p>
          </table:table-cell>
          <table:table-cell office:value-type="string" table:style-name="ce1">
            <text:p>WAYLANDS KIA BICESTE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4.67" table:style-name="ce4">
            <text:p><text:s/>£204.67<text:s/></text:p>
          </table:table-cell>
          <table:table-cell office:value-type="string" table:style-name="ce1">
            <text:p>WAYLANDS KIA READING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949.4500000000007" table:style-name="ce4">
            <text:p><text:s/>£9,949.45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395.28" table:style-name="ce4">
            <text:p><text:s/>£42,395.28<text:s/></text:p>
          </table:table-cell>
          <table:table-cell office:value-type="string" table:style-name="ce1">
            <text:p>WEDGWOOD CRC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822.2999999999993" table:style-name="ce4">
            <text:p><text:s/>£8,822.30<text:s/></text:p>
          </table:table-cell>
          <table:table-cell office:value-type="string" table:style-name="ce1">
            <text:p>WEIGHTMANS LL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702.2" table:style-name="ce4">
            <text:p><text:s/>£7,702.20<text:s/></text:p>
          </table:table-cell>
          <table:table-cell office:value-type="string" table:style-name="ce1">
            <text:p>WEIGHTMANS SOLICITOR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009.9" table:style-name="ce4">
            <text:p><text:s/>£11,009.90<text:s/></text:p>
          </table:table-cell>
          <table:table-cell office:value-type="string" table:style-name="ce1">
            <text:p>WEL MEDICAL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4883.33" table:style-name="ce4">
            <text:p><text:s/>£14,883.33<text:s/></text:p>
          </table:table-cell>
          <table:table-cell office:value-type="string" table:style-name="ce1">
            <text:p>WELLINGTON RIDING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74.19" table:style-name="ce4">
            <text:p><text:s/>£674.19<text:s/></text:p>
          </table:table-cell>
          <table:table-cell office:value-type="string" table:style-name="ce1">
            <text:p>WESTAWAY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8.47" table:style-name="ce4">
            <text:p><text:s/>£428.47<text:s/></text:p>
          </table:table-cell>
          <table:table-cell office:value-type="string" table:style-name="ce1">
            <text:p>WIGHTMAN &amp; PARRISH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36.36" table:style-name="ce4">
            <text:p><text:s/>£736.36<text:s/></text:p>
          </table:table-cell>
          <table:table-cell office:value-type="string" table:style-name="ce1">
            <text:p>WILLIAMS MEDICAL SUPPLIE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06286.63" table:style-name="ce4">
            <text:p><text:s/>£906,286.63<text:s/></text:p>
          </table:table-cell>
          <table:table-cell office:value-type="string" table:style-name="ce1">
            <text:p>WILLMOTT DIXON INTERIO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70.97" table:style-name="ce4">
            <text:p><text:s/>£1,070.97<text:s/></text:p>
          </table:table-cell>
          <table:table-cell office:value-type="string" table:style-name="ce1">
            <text:p>WOLLASTON MOTOR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131.61" table:style-name="ce4">
            <text:p><text:s/>£17,131.61<text:s/></text:p>
          </table:table-cell>
          <table:table-cell office:value-type="string" table:style-name="ce1">
            <text:p>WOLSELEY CENTE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95.3" table:style-name="ce4">
            <text:p><text:s/>£1,095.3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43" table:style-name="ce4">
            <text:p><text:s/>£2,443.00<text:s/></text:p>
          </table:table-cell>
          <table:table-cell office:value-type="string" table:style-name="ce1">
            <text:p>WORKIN TOG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55.02" table:style-name="ce4">
            <text:p><text:s/>£1,255.02<text:s/></text:p>
          </table:table-cell>
          <table:table-cell office:value-type="string" table:style-name="ce1">
            <text:p>WURTH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3613" table:style-name="ce4">
            <text:p><text:s/>£153,613.00<text:s/></text:p>
          </table:table-cell>
          <table:table-cell office:value-type="string" table:style-name="ce1">
            <text:p>XPS ADMINISTRATIO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995" table:style-name="ce4">
            <text:p><text:s/>£1,995.00<text:s/></text:p>
          </table:table-cell>
          <table:table-cell office:value-type="string" table:style-name="ce1">
            <text:p>YELLOBELLY DESIGN &amp; MARKE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93.93" table:style-name="ce4">
            <text:p><text:s/>£1,093.93<text:s/></text:p>
          </table:table-cell>
          <table:table-cell office:value-type="string" table:style-name="ce1">
            <text:p>YORK, WARD &amp; ROWLAT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77" table:style-name="ce4">
            <text:p><text:s/>£2,577.00<text:s/></text:p>
          </table:table-cell>
          <table:table-cell office:value-type="string" table:style-name="ce1">
            <text:p>ZEPHYR FLAGS &amp; BANNER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78.7" table:style-name="ce4">
            <text:p><text:s/>£378.70<text:s/></text:p>
          </table:table-cell>
          <table:table-cell office:value-type="string" table:style-name="ce1">
            <text:p>ZERO ABOVE LIMITED / CAPSULE MARKET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1048012" table:style-name="ro1">
          <table:table-cell table:number-columns-repeated="16384"/>
        </table:table-row>
      </table:table>
      <table:database-ranges>
        <table:database-range table:target-range-address="OPCC_data_011124_v2.B1:OPCC_data_011124_v2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urrency" style:family="table-cell" style:data-style-name="N34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aughan, Mark (C3595)</meta:initial-creator>
    <dc:creator>Roberts, Charlotte (C7904)</dc:creator>
    <meta:creation-date>2024-12-03T16:03:37Z</meta:creation-date>
    <dc:date>2024-12-04T10:48:41Z</dc:date>
    <meta:print-date>2024-12-04T10:48:11Z</meta:print-date>
  </office:meta>
</office:document-meta>
</file>